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5.33mm"/>
    </style:style>
    <style:style style:name="co6" style:family="table-column">
      <style:table-column-properties fo:break-before="auto" style:column-width="30.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7.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12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0.02mm" fo:break-before="auto" style:use-optimal-row-height="false"/>
    </style:style>
    <style:style style:name="ro12" style:family="table-row">
      <style:table-row-properties style:row-height="5.96mm" fo:break-before="auto" style:use-optimal-row-height="false"/>
    </style:style>
    <style:style style:name="ro13" style:family="table-row">
      <style:table-row-properties style:row-height="8.87mm" fo:break-before="auto" style:use-optimal-row-height="false"/>
    </style:style>
    <style:style style:name="ro14" style:family="table-row">
      <style:table-row-properties style:row-height="7.11mm" fo:break-before="auto" style:use-optimal-row-height="false"/>
    </style:style>
    <style:style style:name="ro15" style:family="table-row">
      <style:table-row-properties style:row-height="3.67mm" fo:break-before="auto" style:use-optimal-row-height="false"/>
    </style:style>
    <style:style style:name="ro16" style:family="table-row">
      <style:table-row-properties style:row-height="4.9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0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2"/>嬰兒出生數按婚生、非婚生、無依兒童及生母、生父原屬國籍分</text:p>
          </table:table-cell>
          <table:covered-table-cell table:number-columns-repeated="11" table:style-name="ce1"/>
          <table:table-cell table:style-name="ce66" table:number-columns-repeated="1012"/>
        </table:table-row>
        <table:table-row table:style-name="ro2">
          <table:table-cell table:style-name="ce2" table:number-columns-repeated="8"/>
          <table:table-cell table:style-name="ce66"/>
          <table:table-cell table:style-name="ce72"/>
          <table:table-cell table:style-name="ce66"/>
          <table:table-cell table:style-name="ce77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2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style-name="ce91" table:number-columns-repeated="1012"/>
        </table:table-row>
        <table:table-row table:style-name="ro4">
          <table:covered-table-cell table:style-name="ce3"/>
          <table:covered-table-cell table:style-name="ce22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6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262081" calcext:value-type="float">
            <text:p><text:s text:c="3"/>262,081</text:p>
          </table:table-cell>
          <table:table-cell table:style-name="ce38" office:value-type="float" office:value="9294" calcext:value-type="float">
            <text:p><text:s text:c="3"/>9,294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62" office:value-type="float" office:value="257546" calcext:value-type="float" table:number-columns-spanned="1" table:number-rows-spanned="3">
            <text:p><text:s text:c="3"/>257,546</text:p>
          </table:table-cell>
          <table:table-cell table:style-name="ce64" office:value-type="float" office:value="13904" calcext:value-type="float" table:number-columns-spanned="2" table:number-rows-spanned="3">
            <text:p>13,904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57" office:value-type="float" office:value="136648" calcext:value-type="float">
            <text:p><text:s text:c="3"/>136,648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7" office:value-type="float" office:value="125433" calcext:value-type="float">
            <text:p><text:s text:c="3"/>125,433</text:p>
          </table:table-cell>
          <table:table-cell table:style-name="ce40" office:value-type="float" office:value="4521" calcext:value-type="float">
            <text:p><text:s text:c="3"/>4,521</text:p>
          </table:table-cell>
          <table:table-cell table:style-name="ce57" office:value-type="float" office:value="34" calcext:value-type="float">
            <text:p><text:s text:c="3"/>3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58" office:value-type="float" office:value="274495" calcext:value-type="float">
            <text:p><text:s text:c="3"/>274,495</text:p>
          </table:table-cell>
          <table:table-cell table:style-name="ce38" office:value-type="float" office:value="9083" calcext:value-type="float">
            <text:p><text:s text:c="3"/>9,08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62" office:value-type="float" office:value="266505" calcext:value-type="float" table:number-columns-spanned="1" table:number-rows-spanned="3">
            <text:p><text:s text:c="3"/>266,505</text:p>
          </table:table-cell>
          <table:table-cell table:style-name="ce65" office:value-type="float" office:value="17156" calcext:value-type="float" table:number-columns-spanned="2" table:number-rows-spanned="3">
            <text:p>17,15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57" office:value-type="float" office:value="143281" calcext:value-type="float">
            <text:p><text:s text:c="3"/>143,281</text:p>
          </table:table-cell>
          <table:table-cell table:style-name="ce39" office:value-type="float" office:value="4720" calcext:value-type="float">
            <text:p><text:s text:c="3"/>4,720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59" office:value-type="float" office:value="131214" calcext:value-type="float">
            <text:p><text:s text:c="3"/>131,214</text:p>
          </table:table-cell>
          <table:table-cell table:style-name="ce40" office:value-type="float" office:value="4363" calcext:value-type="float">
            <text:p><text:s text:c="3"/>4,363</text:p>
          </table:table-cell>
          <table:table-cell table:style-name="ce59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295294" calcext:value-type="float">
            <text:p><text:s text:c="3"/>295,294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62" office:value-type="float" office:value="282073" calcext:value-type="float" table:number-columns-spanned="1" table:number-rows-spanned="3">
            <text:p><text:s text:c="3"/>282,073</text:p>
          </table:table-cell>
          <table:table-cell table:style-name="ce64" office:value-type="float" office:value="23239" calcext:value-type="float" table:number-columns-spanned="2" table:number-rows-spanned="3">
            <text:p>23,239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57" office:value-type="float" office:value="154636" calcext:value-type="float">
            <text:p><text:s text:c="3"/>154,636</text:p>
          </table:table-cell>
          <table:table-cell table:style-name="ce39" office:value-type="float" office:value="5048" calcext:value-type="float">
            <text:p><text:s text:c="3"/>5,048</text:p>
          </table:table-cell>
          <table:table-cell table:style-name="ce57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59" office:value-type="float" office:value="140658" calcext:value-type="float">
            <text:p><text:s text:c="3"/>140,658</text:p>
          </table:table-cell>
          <table:table-cell table:style-name="ce40" office:value-type="float" office:value="4904" calcext:value-type="float">
            <text:p><text:s text:c="3"/>4,904</text:p>
          </table:table-cell>
          <table:table-cell table:style-name="ce59" office:value-type="float" office:value="24" calcext:value-type="float">
            <text:p><text:s text:c="3"/>2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250858" calcext:value-type="float">
            <text:p><text:s text:c="3"/>250,858</text:p>
          </table:table-cell>
          <table:table-cell table:style-name="ce38" office:value-type="float" office:value="9433" calcext:value-type="float">
            <text:p><text:s text:c="3"/>9,4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62" office:value-type="float" office:value="232608" calcext:value-type="float" table:number-columns-spanned="1" table:number-rows-spanned="3">
            <text:p><text:s text:c="3"/>232,608</text:p>
          </table:table-cell>
          <table:table-cell table:style-name="ce65" office:value-type="float" office:value="27746" calcext:value-type="float" table:number-columns-spanned="2" table:number-rows-spanned="3">
            <text:p>27,74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57" office:value-type="float" office:value="130704" calcext:value-type="float">
            <text:p><text:s text:c="3"/>130,704</text:p>
          </table:table-cell>
          <table:table-cell table:style-name="ce39" office:value-type="float" office:value="4856" calcext:value-type="float">
            <text:p><text:s text:c="3"/>4,856</text:p>
          </table:table-cell>
          <table:table-cell table:style-name="ce57" office:value-type="float" office:value="36" calcext:value-type="float">
            <text:p><text:s text:c="3"/>36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59" office:value-type="float" office:value="120154" calcext:value-type="float">
            <text:p><text:s text:c="3"/>120,154</text:p>
          </table:table-cell>
          <table:table-cell table:style-name="ce40" office:value-type="float" office:value="4577" calcext:value-type="float">
            <text:p><text:s text:c="3"/>4,577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238521" calcext:value-type="float">
            <text:p><text:s text:c="3"/>238,521</text:p>
          </table:table-cell>
          <table:table-cell table:style-name="ce38" office:value-type="float" office:value="8945" calcext:value-type="float">
            <text:p><text:s text:c="3"/>8,94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62" office:value-type="float" office:value="216697" calcext:value-type="float" table:number-columns-spanned="1" table:number-rows-spanned="3">
            <text:p><text:s text:c="3"/>216,697</text:p>
          </table:table-cell>
          <table:table-cell table:style-name="ce65" office:value-type="float" office:value="30833" calcext:value-type="float" table:number-columns-spanned="2" table:number-rows-spanned="3">
            <text:p>30,833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57" office:value-type="float" office:value="124804" calcext:value-type="float">
            <text:p><text:s text:c="3"/>124,804</text:p>
          </table:table-cell>
          <table:table-cell table:style-name="ce39" office:value-type="float" office:value="4698" calcext:value-type="float">
            <text:p><text:s text:c="3"/>4,69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59" office:value-type="float" office:value="113717" calcext:value-type="float">
            <text:p><text:s text:c="3"/>113,717</text:p>
          </table:table-cell>
          <table:table-cell table:style-name="ce40" office:value-type="float" office:value="4247" calcext:value-type="float">
            <text:p><text:s text:c="3"/>4,247</text:p>
          </table:table-cell>
          <table:table-cell table:style-name="ce59" office:value-type="float" office:value="29" calcext:value-type="float">
            <text:p><text:s text:c="3"/>29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218978" calcext:value-type="float">
            <text:p><text:s text:c="3"/>218,978</text:p>
          </table:table-cell>
          <table:table-cell table:style-name="ce39" office:value-type="float" office:value="8030" calcext:value-type="float">
            <text:p><text:s text:c="3"/>8,03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62" office:value-type="float" office:value="196722" calcext:value-type="float" table:number-columns-spanned="1" table:number-rows-spanned="3">
            <text:p><text:s text:c="3"/>196,722</text:p>
          </table:table-cell>
          <table:table-cell table:style-name="ce65" office:value-type="float" office:value="30348" calcext:value-type="float" table:number-columns-spanned="2" table:number-rows-spanned="3">
            <text:p>30,348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18984" calcext:value-type="float">
            <text:p><text:s text:c="3"/>118,984</text:p>
          </table:table-cell>
          <table:table-cell table:style-name="ce57" office:value-type="float" office:value="114801" calcext:value-type="float">
            <text:p><text:s text:c="3"/>114,801</text:p>
          </table:table-cell>
          <table:table-cell table:style-name="ce39" office:value-type="float" office:value="4148" calcext:value-type="float">
            <text:p><text:s text:c="3"/>4,14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5" office:value-type="string" calcext:value-type="string">
            <text:p>女</text:p>
          </table:table-cell>
          <table:table-cell table:style-name="ce40" office:value-type="float" office:value="108086" calcext:value-type="float">
            <text:p><text:s text:c="3"/>108,086</text:p>
          </table:table-cell>
          <table:table-cell table:style-name="ce59" office:value-type="float" office:value="104177" calcext:value-type="float">
            <text:p><text:s text:c="3"/>104,177</text:p>
          </table:table-cell>
          <table:table-cell table:style-name="ce39" office:value-type="float" office:value="3882" calcext:value-type="float">
            <text:p><text:s text:c="3"/>3,882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208471" calcext:value-type="float">
            <text:p><text:s text:c="3"/>208,471</text:p>
          </table:table-cell>
          <table:table-cell table:style-name="ce38" office:value-type="float" office:value="7887" calcext:value-type="float">
            <text:p><text:s text:c="3"/>7,88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87753" calcext:value-type="float">
            <text:p><text:s text:c="3"/>187,753</text:p>
          </table:table-cell>
          <table:table-cell table:style-name="ce38" office:value-type="float" office:value="11206" calcext:value-type="float">
            <text:p><text:s text:c="3"/>11,206</text:p>
          </table:table-cell>
          <table:table-cell table:style-name="ce68" office:value-type="float" office:value="17460" calcext:value-type="float">
            <text:p><text:s text:c="3"/>17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109450" calcext:value-type="float">
            <text:p><text:s text:c="3"/>109,450</text:p>
          </table:table-cell>
          <table:table-cell table:style-name="ce39" office:value-type="float" office:value="4156" calcext:value-type="float">
            <text:p><text:s text:c="3"/>4,15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98704" calcext:value-type="float">
            <text:p><text:s text:c="3"/>98,704</text:p>
          </table:table-cell>
          <table:table-cell table:style-name="ce41" office:value-type="float" office:value="5885" calcext:value-type="float">
            <text:p><text:s text:c="3"/>5,885</text:p>
          </table:table-cell>
          <table:table-cell table:style-name="ce41" office:value-type="float" office:value="9050" calcext:value-type="float">
            <text:p><text:s text:c="3"/>9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5" office:value-type="string" calcext:value-type="string">
            <text:p>女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99021" calcext:value-type="float">
            <text:p><text:s text:c="3"/>99,021</text:p>
          </table:table-cell>
          <table:table-cell table:style-name="ce40" office:value-type="float" office:value="3731" calcext:value-type="float">
            <text:p><text:s text:c="3"/>3,731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89049" calcext:value-type="float">
            <text:p><text:s text:c="3"/>89,049</text:p>
          </table:table-cell>
          <table:table-cell table:style-name="ce42" office:value-type="float" office:value="5321" calcext:value-type="float">
            <text:p><text:s text:c="3"/>5,321</text:p>
          </table:table-cell>
          <table:table-cell table:style-name="ce42" office:value-type="float" office:value="8410" calcext:value-type="float">
            <text:p><text:s text:c="3"/>8,41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97572" calcext:value-type="float">
            <text:p><text:s text:c="3"/>197,572</text:p>
          </table:table-cell>
          <table:table-cell table:style-name="ce39" office:value-type="float" office:value="8245" calcext:value-type="float">
            <text:p><text:s text:c="3"/>8,24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9345" calcext:value-type="float">
            <text:p><text:s text:c="3"/>179,345</text:p>
          </table:table-cell>
          <table:table-cell table:style-name="ce38" office:value-type="float" office:value="10022" calcext:value-type="float">
            <text:p><text:s text:c="3"/>10,022</text:p>
          </table:table-cell>
          <table:table-cell table:style-name="ce68" office:value-type="float" office:value="16487" calcext:value-type="float">
            <text:p><text:s text:c="3"/>16,48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103143" calcext:value-type="float">
            <text:p><text:s text:c="3"/>103,143</text:p>
          </table:table-cell>
          <table:table-cell table:style-name="ce39" office:value-type="float" office:value="4216" calcext:value-type="float">
            <text:p><text:s text:c="3"/>4,21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3527" calcext:value-type="float">
            <text:p><text:s text:c="3"/>93,527</text:p>
          </table:table-cell>
          <table:table-cell table:style-name="ce39" office:value-type="float" office:value="5219" calcext:value-type="float">
            <text:p><text:s text:c="3"/>5,219</text:p>
          </table:table-cell>
          <table:table-cell table:style-name="ce69" office:value-type="float" office:value="8632" calcext:value-type="float">
            <text:p><text:s text:c="3"/>8,63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94429" calcext:value-type="float">
            <text:p><text:s text:c="3"/>94,42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85818" calcext:value-type="float">
            <text:p><text:s text:c="3"/>85,818</text:p>
          </table:table-cell>
          <table:table-cell table:style-name="ce40" office:value-type="float" office:value="4803" calcext:value-type="float">
            <text:p><text:s text:c="3"/>4,803</text:p>
          </table:table-cell>
          <table:table-cell table:style-name="ce70" office:value-type="float" office:value="7855" calcext:value-type="float">
            <text:p><text:s text:c="3"/>7,85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95864" calcext:value-type="float">
            <text:p><text:s text:c="3"/>195,864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80556" calcext:value-type="float">
            <text:p><text:s text:c="3"/>180,556</text:p>
          </table:table-cell>
          <table:table-cell table:style-name="ce38" office:value-type="float" office:value="10423" calcext:value-type="float">
            <text:p><text:s text:c="3"/>10,423</text:p>
          </table:table-cell>
          <table:table-cell table:style-name="ce68" office:value-type="float" office:value="13480" calcext:value-type="float">
            <text:p><text:s text:c="3"/>13,48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102503" calcext:value-type="float">
            <text:p><text:s text:c="3"/>102,503</text:p>
          </table:table-cell>
          <table:table-cell table:style-name="ce39" office:value-type="float" office:value="4414" calcext:value-type="float">
            <text:p><text:s text:c="3"/>4,4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4517" calcext:value-type="float">
            <text:p><text:s text:c="3"/>94,517</text:p>
          </table:table-cell>
          <table:table-cell table:style-name="ce39" office:value-type="float" office:value="5479" calcext:value-type="float">
            <text:p><text:s text:c="3"/>5,479</text:p>
          </table:table-cell>
          <table:table-cell table:style-name="ce69" office:value-type="float" office:value="6940" calcext:value-type="float">
            <text:p><text:s text:c="3"/>6,9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93361" calcext:value-type="float">
            <text:p><text:s text:c="3"/>93,361</text:p>
          </table:table-cell>
          <table:table-cell table:style-name="ce40" office:value-type="float" office:value="4146" calcext:value-type="float">
            <text:p><text:s text:c="3"/>4,14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6039" calcext:value-type="float">
            <text:p><text:s text:c="3"/>86,039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70" office:value-type="float" office:value="6540" calcext:value-type="float">
            <text:p><text:s text:c="3"/>6,5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4414" calcext:value-type="float">
            <text:p><text:s text:c="3"/>204,414</text:p>
          </table:table-cell>
          <table:table-cell table:style-name="ce38" office:value-type="float" office:value="195375" calcext:value-type="float">
            <text:p><text:s text:c="3"/>195,375</text:p>
          </table:table-cell>
          <table:table-cell table:style-name="ce38" office:value-type="float" office:value="8979" calcext:value-type="float">
            <text:p><text:s text:c="3"/>8,97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83509" calcext:value-type="float">
            <text:p><text:s text:c="3"/>183,509</text:p>
          </table:table-cell>
          <table:table-cell table:style-name="ce38" office:value-type="float" office:value="10117" calcext:value-type="float">
            <text:p><text:s text:c="3"/>10,117</text:p>
          </table:table-cell>
          <table:table-cell table:style-name="ce68" office:value-type="float" office:value="10788" calcext:value-type="float">
            <text:p><text:s text:c="3"/>10,78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102245" calcext:value-type="float">
            <text:p><text:s text:c="3"/>102,245</text:p>
          </table:table-cell>
          <table:table-cell table:style-name="ce39" office:value-type="float" office:value="4617" calcext:value-type="float">
            <text:p><text:s text:c="3"/>4,61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95896" calcext:value-type="float">
            <text:p><text:s text:c="3"/>95,896</text:p>
          </table:table-cell>
          <table:table-cell table:style-name="ce39" office:value-type="float" office:value="5328" calcext:value-type="float">
            <text:p><text:s text:c="3"/>5,328</text:p>
          </table:table-cell>
          <table:table-cell table:style-name="ce69" office:value-type="float" office:value="5674" calcext:value-type="float">
            <text:p><text:s text:c="3"/>5,67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7" office:value-type="string" calcext:value-type="string">
            <text:p>女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93130" calcext:value-type="float">
            <text:p><text:s text:c="3"/>93,130</text:p>
          </table:table-cell>
          <table:table-cell table:style-name="ce40" office:value-type="float" office:value="4362" calcext:value-type="float">
            <text:p><text:s text:c="3"/>4,36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87613" calcext:value-type="float">
            <text:p><text:s text:c="3"/>87,613</text:p>
          </table:table-cell>
          <table:table-cell table:style-name="ce40" office:value-type="float" office:value="4789" calcext:value-type="float">
            <text:p><text:s text:c="3"/>4,789</text:p>
          </table:table-cell>
          <table:table-cell table:style-name="ce70" office:value-type="float" office:value="5114" calcext:value-type="float">
            <text:p><text:s text:c="3"/>5,11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43" office:value-type="float" office:value="198733" calcext:value-type="float">
            <text:p><text:s text:c="3"/>198,733</text:p>
          </table:table-cell>
          <table:table-cell table:style-name="ce43" office:value-type="float" office:value="190498" calcext:value-type="float">
            <text:p><text:s text:c="3"/>190,498</text:p>
          </table:table-cell>
          <table:table-cell table:style-name="ce43" office:value-type="float" office:value="8195" calcext:value-type="float">
            <text:p><text:s text:c="3"/>8,195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43" office:value-type="float" office:value="179647" calcext:value-type="float">
            <text:p><text:s text:c="3"/>179,647</text:p>
          </table:table-cell>
          <table:table-cell table:style-name="ce43" office:value-type="float" office:value="9834" calcext:value-type="float">
            <text:p><text:s text:c="3"/>9,834</text:p>
          </table:table-cell>
          <table:table-cell table:style-name="ce71" office:value-type="float" office:value="9252" calcext:value-type="float">
            <text:p><text:s text:c="3"/>9,25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99790" calcext:value-type="float">
            <text:p><text:s text:c="3"/>99,790</text:p>
          </table:table-cell>
          <table:table-cell table:style-name="ce44" office:value-type="float" office:value="4124" calcext:value-type="float">
            <text:p><text:s text:c="3"/>4,12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93858" calcext:value-type="float">
            <text:p><text:s text:c="3"/>93,858</text:p>
          </table:table-cell>
          <table:table-cell table:style-name="ce44" office:value-type="float" office:value="5211" calcext:value-type="float">
            <text:p><text:s text:c="3"/>5,211</text:p>
          </table:table-cell>
          <table:table-cell table:style-name="ce41" office:value-type="float" office:value="4868" calcext:value-type="float">
            <text:p><text:s text:c="3"/>4,86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90708" calcext:value-type="float">
            <text:p><text:s text:c="3"/>90,708</text:p>
          </table:table-cell>
          <table:table-cell table:style-name="ce45" office:value-type="float" office:value="4071" calcext:value-type="float">
            <text:p><text:s text:c="3"/>4,071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85789" calcext:value-type="float">
            <text:p><text:s text:c="3"/>85,789</text:p>
          </table:table-cell>
          <table:table-cell table:style-name="ce45" office:value-type="float" office:value="4623" calcext:value-type="float">
            <text:p><text:s text:c="3"/>4,623</text:p>
          </table:table-cell>
          <table:table-cell table:style-name="ce41" office:value-type="float" office:value="4384" calcext:value-type="float">
            <text:p><text:s text:c="3"/>4,38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191310" calcext:value-type="float">
            <text:p><text:s text:c="3"/>191,310</text:p>
          </table:table-cell>
          <table:table-cell table:style-name="ce38" office:value-type="float" office:value="183801" calcext:value-type="float">
            <text:p><text:s text:c="3"/>183,801</text:p>
          </table:table-cell>
          <table:table-cell table:style-name="ce38" office:value-type="float" office:value="7472" calcext:value-type="float">
            <text:p><text:s text:c="3"/>7,47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4698" calcext:value-type="float">
            <text:p><text:s text:c="3"/>174,698</text:p>
          </table:table-cell>
          <table:table-cell table:style-name="ce38" office:value-type="float" office:value="8871" calcext:value-type="float">
            <text:p><text:s text:c="3"/>8,871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95644" calcext:value-type="float">
            <text:p><text:s text:c="3"/>95,644</text:p>
          </table:table-cell>
          <table:table-cell table:style-name="ce39" office:value-type="float" office:value="3827" calcext:value-type="float">
            <text:p><text:s text:c="3"/>3,827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0797" calcext:value-type="float">
            <text:p><text:s text:c="3"/>90,797</text:p>
          </table:table-cell>
          <table:table-cell table:style-name="ce39" office:value-type="float" office:value="4633" calcext:value-type="float">
            <text:p><text:s text:c="3"/>4,633</text:p>
          </table:table-cell>
          <table:table-cell table:style-name="ce69" office:value-type="float" office:value="4062" calcext:value-type="float">
            <text:p><text:s text:c="3"/>4,06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88157" calcext:value-type="float">
            <text:p><text:s text:c="3"/>88,157</text:p>
          </table:table-cell>
          <table:table-cell table:style-name="ce40" office:value-type="float" office:value="3645" calcext:value-type="float">
            <text:p><text:s text:c="3"/>3,645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3901" calcext:value-type="float">
            <text:p><text:s text:c="3"/>83,901</text:p>
          </table:table-cell>
          <table:table-cell table:style-name="ce40" office:value-type="float" office:value="4238" calcext:value-type="float">
            <text:p><text:s text:c="3"/>4,238</text:p>
          </table:table-cell>
          <table:table-cell table:style-name="ce70" office:value-type="float" office:value="3679" calcext:value-type="float">
            <text:p><text:s text:c="3"/>3,679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43" office:value-type="float" office:value="166886" calcext:value-type="float">
            <text:p><text:s text:c="3"/>166,886</text:p>
          </table:table-cell>
          <table:table-cell table:style-name="ce43" office:value-type="float" office:value="159328" calcext:value-type="float">
            <text:p><text:s text:c="3"/>159,328</text:p>
          </table:table-cell>
          <table:table-cell table:style-name="ce43" office:value-type="float" office:value="7532" calcext:value-type="float">
            <text:p><text:s text:c="3"/>7,532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52363" calcext:value-type="float">
            <text:p><text:s text:c="3"/>152,363</text:p>
          </table:table-cell>
          <table:table-cell table:style-name="ce43" office:value-type="float" office:value="8185" calcext:value-type="float">
            <text:p><text:s text:c="3"/>8,185</text:p>
          </table:table-cell>
          <table:table-cell table:style-name="ce41" office:value-type="float" office:value="6338" calcext:value-type="float">
            <text:p><text:s text:c="3"/>6,33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3286" calcext:value-type="float">
            <text:p><text:s text:c="3"/>83,286</text:p>
          </table:table-cell>
          <table:table-cell table:style-name="ce44" office:value-type="float" office:value="3914" calcext:value-type="float">
            <text:p><text:s text:c="3"/>3,914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79528" calcext:value-type="float">
            <text:p><text:s text:c="3"/>79,528</text:p>
          </table:table-cell>
          <table:table-cell table:style-name="ce44" office:value-type="float" office:value="4319" calcext:value-type="float">
            <text:p><text:s text:c="3"/>4,319</text:p>
          </table:table-cell>
          <table:table-cell table:style-name="ce41" office:value-type="float" office:value="3366" calcext:value-type="float">
            <text:p><text:s text:c="3"/>3,366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1"/>
          <table:table-cell table:style-name="ce29" office:value-type="string" office:string-value="女" calcext:value-type="string">
            <text:p><text:s/>女 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76042" calcext:value-type="float">
            <text:p><text:s text:c="3"/>76,042</text:p>
          </table:table-cell>
          <table:table-cell table:style-name="ce45" office:value-type="float" office:value="3618" calcext:value-type="float">
            <text:p><text:s text:c="3"/>3,618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72835" calcext:value-type="float">
            <text:p><text:s text:c="3"/>72,835</text:p>
          </table:table-cell>
          <table:table-cell table:style-name="ce45" office:value-type="float" office:value="3866" calcext:value-type="float">
            <text:p><text:s text:c="3"/>3,866</text:p>
          </table:table-cell>
          <table:table-cell table:style-name="ce42" office:value-type="float" office:value="2972" calcext:value-type="float">
            <text:p><text:s text:c="3"/>2,97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89162" calcext:value-type="float">
            <text:p><text:s text:c="3"/>189,162</text:p>
          </table:table-cell>
          <table:table-cell table:style-name="ce38" office:value-type="float" office:value="7452" calcext:value-type="float">
            <text:p><text:s text:c="3"/>7,45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1230" calcext:value-type="float">
            <text:p><text:s text:c="3"/>181,230</text:p>
          </table:table-cell>
          <table:table-cell table:style-name="ce38" office:value-type="float" office:value="8937" calcext:value-type="float">
            <text:p><text:s text:c="3"/>8,937</text:p>
          </table:table-cell>
          <table:table-cell table:style-name="ce68" office:value-type="float" office:value="6460" calcext:value-type="float">
            <text:p><text:s text:c="3"/>6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1943" calcext:value-type="float">
            <text:p><text:s text:c="3"/>101,943</text:p>
          </table:table-cell>
          <table:table-cell table:style-name="ce39" office:value-type="float" office:value="98098" calcext:value-type="float">
            <text:p><text:s text:c="3"/>98,098</text:p>
          </table:table-cell>
          <table:table-cell table:style-name="ce39" office:value-type="float" office:value="3838" calcext:value-type="float">
            <text:p><text:s text:c="3"/>3,83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93982" calcext:value-type="float">
            <text:p><text:s text:c="3"/>93,982</text:p>
          </table:table-cell>
          <table:table-cell table:style-name="ce39" office:value-type="float" office:value="4676" calcext:value-type="float">
            <text:p><text:s text:c="3"/>4,676</text:p>
          </table:table-cell>
          <table:table-cell table:style-name="ce69" office:value-type="float" office:value="3285" calcext:value-type="float">
            <text:p><text:s text:c="3"/>3,28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5" office:value-type="string" calcext:value-type="string">
            <text:p>女</text:p>
          </table:table-cell>
          <table:table-cell table:style-name="ce40" office:value-type="float" office:value="94684" calcext:value-type="float">
            <text:p><text:s text:c="3"/>94,684</text:p>
          </table:table-cell>
          <table:table-cell table:style-name="ce40" office:value-type="float" office:value="91064" calcext:value-type="float">
            <text:p><text:s text:c="3"/>91,064</text:p>
          </table:table-cell>
          <table:table-cell table:style-name="ce40" office:value-type="float" office:value="3614" calcext:value-type="float">
            <text:p><text:s text:c="3"/>3,61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87248" calcext:value-type="float">
            <text:p><text:s text:c="3"/>87,248</text:p>
          </table:table-cell>
          <table:table-cell table:style-name="ce40" office:value-type="float" office:value="4261" calcext:value-type="float">
            <text:p><text:s text:c="3"/>4,261</text:p>
          </table:table-cell>
          <table:table-cell table:style-name="ce70" office:value-type="float" office:value="3175" calcext:value-type="float">
            <text:p><text:s text:c="3"/>3,17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29481" calcext:value-type="float">
            <text:p><text:s text:c="3"/>229,481</text:p>
          </table:table-cell>
          <table:table-cell table:style-name="ce38" office:value-type="float" office:value="221213" calcext:value-type="float">
            <text:p><text:s text:c="3"/>221,213</text:p>
          </table:table-cell>
          <table:table-cell table:style-name="ce38" office:value-type="float" office:value="8250" calcext:value-type="float">
            <text:p><text:s text:c="3"/>8,25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12186" calcext:value-type="float">
            <text:p><text:s text:c="3"/>212,186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68" office:value-type="float" office:value="7239" calcext:value-type="float">
            <text:p><text:s text:c="3"/>7,23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114511" calcext:value-type="float">
            <text:p><text:s text:c="3"/>114,511</text:p>
          </table:table-cell>
          <table:table-cell table:style-name="ce39" office:value-type="float" office:value="4325" calcext:value-type="float">
            <text:p><text:s text:c="3"/>4,3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9821" calcext:value-type="float">
            <text:p><text:s text:c="3"/>109,821</text:p>
          </table:table-cell>
          <table:table-cell table:style-name="ce39" office:value-type="float" office:value="5269" calcext:value-type="float">
            <text:p><text:s text:c="3"/>5,269</text:p>
          </table:table-cell>
          <table:table-cell table:style-name="ce69" office:value-type="float" office:value="3758" calcext:value-type="float">
            <text:p><text:s text:c="3"/>3,75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106702" calcext:value-type="float">
            <text:p><text:s text:c="3"/>106,702</text:p>
          </table:table-cell>
          <table:table-cell table:style-name="ce40" office:value-type="float" office:value="3925" calcext:value-type="float">
            <text:p><text:s text:c="3"/>3,9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02365" calcext:value-type="float">
            <text:p><text:s text:c="3"/>102,365</text:p>
          </table:table-cell>
          <table:table-cell table:style-name="ce40" office:value-type="float" office:value="4787" calcext:value-type="float">
            <text:p><text:s text:c="3"/>4,787</text:p>
          </table:table-cell>
          <table:table-cell table:style-name="ce70" office:value-type="float" office:value="3481" calcext:value-type="float">
            <text:p><text:s text:c="3"/>3,481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9113" calcext:value-type="float">
            <text:p><text:s text:c="3"/>199,113</text:p>
          </table:table-cell>
          <table:table-cell table:style-name="ce38" office:value-type="float" office:value="191137" calcext:value-type="float">
            <text:p><text:s text:c="3"/>191,137</text:p>
          </table:table-cell>
          <table:table-cell table:style-name="ce38" office:value-type="float" office:value="7964" calcext:value-type="float">
            <text:p><text:s text:c="3"/>7,96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85194" calcext:value-type="float">
            <text:p><text:s text:c="3"/>185,194</text:p>
          </table:table-cell>
          <table:table-cell table:style-name="ce38" office:value-type="float" office:value="8035" calcext:value-type="float">
            <text:p><text:s text:c="3"/>8,035</text:p>
          </table:table-cell>
          <table:table-cell table:style-name="ce68" office:value-type="float" office:value="5884" calcext:value-type="float">
            <text:p><text:s text:c="3"/>5,88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9037" calcext:value-type="float">
            <text:p><text:s text:c="3"/>99,037</text:p>
          </table:table-cell>
          <table:table-cell table:style-name="ce39" office:value-type="float" office:value="4078" calcext:value-type="float">
            <text:p><text:s text:c="3"/>4,07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5857" calcext:value-type="float">
            <text:p><text:s text:c="3"/>95,857</text:p>
          </table:table-cell>
          <table:table-cell table:style-name="ce39" office:value-type="float" office:value="4213" calcext:value-type="float">
            <text:p><text:s text:c="3"/>4,213</text:p>
          </table:table-cell>
          <table:table-cell table:style-name="ce69" office:value-type="float" office:value="3050" calcext:value-type="float">
            <text:p><text:s text:c="3"/>3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92100" calcext:value-type="float">
            <text:p><text:s text:c="3"/>92,100</text:p>
          </table:table-cell>
          <table:table-cell table:style-name="ce40" office:value-type="float" office:value="3886" calcext:value-type="float">
            <text:p><text:s text:c="3"/>3,886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89337" calcext:value-type="float">
            <text:p><text:s text:c="3"/>89,337</text:p>
          </table:table-cell>
          <table:table-cell table:style-name="ce40" office:value-type="float" office:value="3822" calcext:value-type="float">
            <text:p><text:s text:c="3"/>3,822</text:p>
          </table:table-cell>
          <table:table-cell table:style-name="ce70" office:value-type="float" office:value="2834" calcext:value-type="float">
            <text:p><text:s text:c="3"/>2,83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6" office:value-type="float" office:value="210383" calcext:value-type="float">
            <text:p><text:s text:c="3"/>210,383</text:p>
          </table:table-cell>
          <table:table-cell table:style-name="ce46" office:value-type="float" office:value="202534" calcext:value-type="float">
            <text:p><text:s text:c="3"/>202,534</text:p>
          </table:table-cell>
          <table:table-cell table:style-name="ce46" office:value-type="float" office:value="7842" calcext:value-type="float">
            <text:p><text:s text:c="3"/>7,84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96545" calcext:value-type="float">
            <text:p><text:s text:c="3"/>196,545</text:p>
          </table:table-cell>
          <table:table-cell table:style-name="ce46" office:value-type="float" office:value="8151" calcext:value-type="float">
            <text:p><text:s text:c="3"/>8,151</text:p>
          </table:table-cell>
          <table:table-cell table:style-name="ce46" office:value-type="float" office:value="5687" calcext:value-type="float">
            <text:p><text:s text:c="3"/>5,687</text:p>
          </table:table-cell>
          <table:table-cell table:style-name="ce74" office:value-type="float" office:value="207864" calcext:value-type="float">
            <text:p><text:s text:c="3"/>207,864</text:p>
          </table:table-cell>
          <table:table-cell table:style-name="ce74" office:value-type="float" office:value="665" calcext:value-type="float">
            <text:p><text:s text:c="3"/>665</text:p>
          </table:table-cell>
          <table:table-cell table:style-name="ce79" office:value-type="float" office:value="1854" calcext:value-type="float">
            <text:p><text:s text:c="3"/>1,854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47" office:value-type="float" office:value="108817" calcext:value-type="float">
            <text:p><text:s text:c="3"/>108,817</text:p>
          </table:table-cell>
          <table:table-cell table:style-name="ce47" office:value-type="float" office:value="104718" calcext:value-type="float">
            <text:p><text:s text:c="3"/>104,718</text:p>
          </table:table-cell>
          <table:table-cell table:style-name="ce47" office:value-type="float" office:value="4096" calcext:value-type="float">
            <text:p><text:s text:c="3"/>4,09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01555" calcext:value-type="float">
            <text:p><text:s text:c="3"/>101,555</text:p>
          </table:table-cell>
          <table:table-cell table:style-name="ce47" office:value-type="float" office:value="4278" calcext:value-type="float">
            <text:p><text:s text:c="3"/>4,278</text:p>
          </table:table-cell>
          <table:table-cell table:style-name="ce47" office:value-type="float" office:value="2984" calcext:value-type="float">
            <text:p><text:s text:c="3"/>2,984</text:p>
          </table:table-cell>
          <table:table-cell table:style-name="ce75" office:value-type="float" office:value="107513" calcext:value-type="float">
            <text:p><text:s text:c="3"/>107,513</text:p>
          </table:table-cell>
          <table:table-cell table:style-name="ce75" office:value-type="float" office:value="349" calcext:value-type="float">
            <text:p><text:s text:c="3"/>349</text:p>
          </table:table-cell>
          <table:table-cell table:style-name="ce80" office:value-type="float" office:value="955" calcext:value-type="float">
            <text:p><text:s text:c="3"/>95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8" office:value-type="float" office:value="101566" calcext:value-type="float">
            <text:p><text:s text:c="3"/>101,566</text:p>
          </table:table-cell>
          <table:table-cell table:style-name="ce48" office:value-type="float" office:value="97816" calcext:value-type="float">
            <text:p><text:s text:c="3"/>97,816</text:p>
          </table:table-cell>
          <table:table-cell table:style-name="ce48" office:value-type="float" office:value="3746" calcext:value-type="float">
            <text:p><text:s text:c="3"/>3,74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94990" calcext:value-type="float">
            <text:p><text:s text:c="3"/>94,990</text:p>
          </table:table-cell>
          <table:table-cell table:style-name="ce48" office:value-type="float" office:value="3873" calcext:value-type="float">
            <text:p><text:s text:c="3"/>3,873</text:p>
          </table:table-cell>
          <table:table-cell table:style-name="ce48" office:value-type="float" office:value="2703" calcext:value-type="float">
            <text:p><text:s text:c="3"/>2,703</text:p>
          </table:table-cell>
          <table:table-cell table:style-name="ce76" office:value-type="float" office:value="100351" calcext:value-type="float">
            <text:p><text:s text:c="3"/>100,351</text:p>
          </table:table-cell>
          <table:table-cell table:style-name="ce76" office:value-type="float" office:value="316" calcext:value-type="float">
            <text:p><text:s text:c="3"/>316</text:p>
          </table:table-cell>
          <table:table-cell table:style-name="ce81" office:value-type="float" office:value="899" calcext:value-type="float">
            <text:p><text:s text:c="3"/>899</text:p>
          </table:table-cell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13598" calcext:value-type="float">
            <text:p><text:s text:c="3"/>213,598</text:p>
          </table:table-cell>
          <table:table-cell table:style-name="ce38" office:value-type="float" office:value="205540" calcext:value-type="float">
            <text:p><text:s text:c="3"/>205,540</text:p>
          </table:table-cell>
          <table:table-cell table:style-name="ce38" office:value-type="float" office:value="8050" calcext:value-type="float">
            <text:p><text:s text:c="3"/>8,05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00345" calcext:value-type="float">
            <text:p><text:s text:c="3"/>200,345</text:p>
          </table:table-cell>
          <table:table-cell table:style-name="ce38" office:value-type="float" office:value="7340" calcext:value-type="float">
            <text:p><text:s text:c="3"/>7,340</text:p>
          </table:table-cell>
          <table:table-cell table:style-name="ce38" office:value-type="float" office:value="5913" calcext:value-type="float">
            <text:p><text:s text:c="3"/>5,913</text:p>
          </table:table-cell>
          <table:table-cell table:style-name="ce38" office:value-type="float" office:value="210969" calcext:value-type="float">
            <text:p><text:s text:c="3"/>210,969</text:p>
          </table:table-cell>
          <table:table-cell table:style-name="ce38" office:value-type="float" office:value="714" calcext:value-type="float">
            <text:p><text:s text:c="3"/>714</text:p>
          </table:table-cell>
          <table:table-cell table:style-name="ce68" office:value-type="float" office:value="1915" calcext:value-type="float">
            <text:p><text:s text:c="3"/>1,91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39" office:value-type="float" office:value="111041" calcext:value-type="float">
            <text:p><text:s text:c="3"/>111,041</text:p>
          </table:table-cell>
          <table:table-cell table:style-name="ce39" office:value-type="float" office:value="106764" calcext:value-type="float">
            <text:p><text:s text:c="3"/>106,764</text:p>
          </table:table-cell>
          <table:table-cell table:style-name="ce39" office:value-type="float" office:value="4274" calcext:value-type="float">
            <text:p><text:s text:c="3"/>4,27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082" calcext:value-type="float">
            <text:p><text:s text:c="3"/>104,082</text:p>
          </table:table-cell>
          <table:table-cell table:style-name="ce39" office:value-type="float" office:value="3890" calcext:value-type="float">
            <text:p><text:s text:c="3"/>3,890</text:p>
          </table:table-cell>
          <table:table-cell table:style-name="ce39" office:value-type="float" office:value="3069" calcext:value-type="float">
            <text:p><text:s text:c="3"/>3,069</text:p>
          </table:table-cell>
          <table:table-cell table:style-name="ce39" office:value-type="float" office:value="109651" calcext:value-type="float">
            <text:p><text:s text:c="3"/>109,651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9" office:value-type="float" office:value="1010" calcext:value-type="float">
            <text:p><text:s text:c="3"/>1,010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0" office:value-type="float" office:value="102557" calcext:value-type="float">
            <text:p><text:s text:c="3"/>102,557</text:p>
          </table:table-cell>
          <table:table-cell table:style-name="ce40" office:value-type="float" office:value="98776" calcext:value-type="float">
            <text:p><text:s text:c="3"/>98,776</text:p>
          </table:table-cell>
          <table:table-cell table:style-name="ce40" office:value-type="float" office:value="3776" calcext:value-type="float">
            <text:p><text:s text:c="3"/>3,77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6263" calcext:value-type="float">
            <text:p><text:s text:c="3"/>96,263</text:p>
          </table:table-cell>
          <table:table-cell table:style-name="ce40" office:value-type="float" office:value="3450" calcext:value-type="float">
            <text:p><text:s text:c="3"/>3,450</text:p>
          </table:table-cell>
          <table:table-cell table:style-name="ce40" office:value-type="float" office:value="2844" calcext:value-type="float">
            <text:p><text:s text:c="3"/>2,844</text:p>
          </table:table-cell>
          <table:table-cell table:style-name="ce40" office:value-type="float" office:value="101318" calcext:value-type="float">
            <text:p><text:s text:c="3"/>101,318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70" office:value-type="float" office:value="905" calcext:value-type="float">
            <text:p><text:s text:c="3"/>905</text:p>
          </table:table-cell>
          <table:table-cell table:style-name="ce9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208440" calcext:value-type="float">
            <text:p><text:s text:c="3"/>208,440</text:p>
          </table:table-cell>
          <table:table-cell table:style-name="ce49" office:value-type="float" office:value="200553" calcext:value-type="float">
            <text:p><text:s text:c="3"/>200,553</text:p>
          </table:table-cell>
          <table:table-cell table:style-name="ce49" office:value-type="float" office:value="7879" calcext:value-type="float">
            <text:p><text:s text:c="3"/>7,87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95557" calcext:value-type="float">
            <text:p><text:s text:c="3"/>195,557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5943" calcext:value-type="float">
            <text:p><text:s text:c="3"/>5,943</text:p>
          </table:table-cell>
          <table:table-cell table:style-name="ce49" office:value-type="float" office:value="205770" calcext:value-type="float">
            <text:p><text:s text:c="3"/>205,770</text:p>
          </table:table-cell>
          <table:table-cell table:style-name="ce49" office:value-type="float" office:value="778" calcext:value-type="float">
            <text:p><text:s text:c="3"/>778</text:p>
          </table:table-cell>
          <table:table-cell table:style-name="ce82" office:value-type="float" office:value="1892" calcext:value-type="float">
            <text:p><text:s text:c="3"/>1,89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8133" calcext:value-type="float">
            <text:p><text:s text:c="3"/>108,133</text:p>
          </table:table-cell>
          <table:table-cell table:style-name="ce50" office:value-type="float" office:value="104131" calcext:value-type="float">
            <text:p><text:s text:c="3"/>104,131</text:p>
          </table:table-cell>
          <table:table-cell table:style-name="ce50" office:value-type="float" office:value="3998" calcext:value-type="float">
            <text:p><text:s text:c="3"/>3,99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01410" calcext:value-type="float">
            <text:p><text:s text:c="3"/>101,410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3062" calcext:value-type="float">
            <text:p><text:s text:c="3"/>3,062</text:p>
          </table:table-cell>
          <table:table-cell table:style-name="ce50" office:value-type="float" office:value="106770" calcext:value-type="float">
            <text:p><text:s text:c="3"/>106,770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83" office:value-type="float" office:value="955" calcext:value-type="float">
            <text:p><text:s text:c="3"/>95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00307" calcext:value-type="float">
            <text:p><text:s text:c="3"/>100,307</text:p>
          </table:table-cell>
          <table:table-cell table:style-name="ce50" office:value-type="float" office:value="96422" calcext:value-type="float">
            <text:p><text:s text:c="3"/>96,422</text:p>
          </table:table-cell>
          <table:table-cell table:style-name="ce50" office:value-type="float" office:value="3881" calcext:value-type="float">
            <text:p><text:s text:c="3"/>3,88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147" calcext:value-type="float">
            <text:p><text:s text:c="3"/>94,147</text:p>
          </table:table-cell>
          <table:table-cell table:style-name="ce50" office:value-type="float" office:value="3279" calcext:value-type="float">
            <text:p><text:s text:c="3"/>3,279</text:p>
          </table:table-cell>
          <table:table-cell table:style-name="ce50" office:value-type="float" office:value="2881" calcext:value-type="float">
            <text:p><text:s text:c="3"/>2,881</text:p>
          </table:table-cell>
          <table:table-cell table:style-name="ce50" office:value-type="float" office:value="99000" calcext:value-type="float">
            <text:p><text:s text:c="3"/>99,000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937" calcext:value-type="float">
            <text:p><text:s text:c="3"/>93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93844" calcext:value-type="float">
            <text:p><text:s text:c="3"/>193,844</text:p>
          </table:table-cell>
          <table:table-cell table:style-name="ce49" office:value-type="float" office:value="186425" calcext:value-type="float">
            <text:p><text:s text:c="3"/>186,425</text:p>
          </table:table-cell>
          <table:table-cell table:style-name="ce49" office:value-type="float" office:value="7411" calcext:value-type="float">
            <text:p><text:s text:c="3"/>7,4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82066" calcext:value-type="float">
            <text:p><text:s text:c="3"/>182,066</text:p>
          </table:table-cell>
          <table:table-cell table:style-name="ce49" office:value-type="float" office:value="5753" calcext:value-type="float">
            <text:p><text:s text:c="3"/>5,753</text:p>
          </table:table-cell>
          <table:table-cell table:style-name="ce49" office:value-type="float" office:value="6025" calcext:value-type="float">
            <text:p><text:s text:c="3"/>6,025</text:p>
          </table:table-cell>
          <table:table-cell table:style-name="ce49" office:value-type="float" office:value="191285" calcext:value-type="float">
            <text:p><text:s text:c="3"/>191,285</text:p>
          </table:table-cell>
          <table:table-cell table:style-name="ce49" office:value-type="float" office:value="732" calcext:value-type="float">
            <text:p><text:s text:c="3"/>732</text:p>
          </table:table-cell>
          <table:table-cell table:style-name="ce82" office:value-type="float" office:value="1827" calcext:value-type="float">
            <text:p><text:s text:c="3"/>1,82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0477" calcext:value-type="float">
            <text:p><text:s text:c="3"/>100,477</text:p>
          </table:table-cell>
          <table:table-cell table:style-name="ce50" office:value-type="float" office:value="96723" calcext:value-type="float">
            <text:p><text:s text:c="3"/>96,723</text:p>
          </table:table-cell>
          <table:table-cell table:style-name="ce50" office:value-type="float" office:value="3750" calcext:value-type="float">
            <text:p><text:s text:c="3"/>3,75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400" calcext:value-type="float">
            <text:p><text:s text:c="3"/>94,400</text:p>
          </table:table-cell>
          <table:table-cell table:style-name="ce50" office:value-type="float" office:value="2949" calcext:value-type="float">
            <text:p><text:s text:c="3"/>2,949</text:p>
          </table:table-cell>
          <table:table-cell table:style-name="ce50" office:value-type="float" office:value="3128" calcext:value-type="float">
            <text:p><text:s text:c="3"/>3,128</text:p>
          </table:table-cell>
          <table:table-cell table:style-name="ce50" office:value-type="float" office:value="99162" calcext:value-type="float">
            <text:p><text:s text:c="3"/>99,162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83" office:value-type="float" office:value="953" calcext:value-type="float">
            <text:p><text:s text:c="3"/>95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93367" calcext:value-type="float">
            <text:p><text:s text:c="3"/>93,367</text:p>
          </table:table-cell>
          <table:table-cell table:style-name="ce50" office:value-type="float" office:value="89702" calcext:value-type="float">
            <text:p><text:s text:c="3"/>89,702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7666" calcext:value-type="float">
            <text:p><text:s text:c="3"/>87,666</text:p>
          </table:table-cell>
          <table:table-cell table:style-name="ce50" office:value-type="float" office:value="2804" calcext:value-type="float">
            <text:p><text:s text:c="3"/>2,804</text:p>
          </table:table-cell>
          <table:table-cell table:style-name="ce50" office:value-type="float" office:value="2897" calcext:value-type="float">
            <text:p><text:s text:c="3"/>2,897</text:p>
          </table:table-cell>
          <table:table-cell table:style-name="ce50" office:value-type="float" office:value="92123" calcext:value-type="float">
            <text:p><text:s text:c="3"/>92,123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874" calcext:value-type="float">
            <text:p><text:s text:c="3"/>874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81601" calcext:value-type="float">
            <text:p><text:s text:c="3"/>181,601</text:p>
          </table:table-cell>
          <table:table-cell table:style-name="ce49" office:value-type="float" office:value="174472" calcext:value-type="float">
            <text:p><text:s text:c="3"/>174,472</text:p>
          </table:table-cell>
          <table:table-cell table:style-name="ce49" office:value-type="float" office:value="7122" calcext:value-type="float">
            <text:p><text:s text:c="3"/>7,122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170433" calcext:value-type="float">
            <text:p><text:s text:c="3"/>170,433</text:p>
          </table:table-cell>
          <table:table-cell table:style-name="ce49" office:value-type="float" office:value="4827" calcext:value-type="float">
            <text:p><text:s text:c="3"/>4,827</text:p>
          </table:table-cell>
          <table:table-cell table:style-name="ce49" office:value-type="float" office:value="6341" calcext:value-type="float">
            <text:p><text:s text:c="3"/>6,341</text:p>
          </table:table-cell>
          <table:table-cell table:style-name="ce49" office:value-type="float" office:value="178925" calcext:value-type="float">
            <text:p><text:s text:c="3"/>178,925</text:p>
          </table:table-cell>
          <table:table-cell table:style-name="ce49" office:value-type="float" office:value="787" calcext:value-type="float">
            <text:p><text:s text:c="3"/>787</text:p>
          </table:table-cell>
          <table:table-cell table:style-name="ce82" office:value-type="float" office:value="1889" calcext:value-type="float">
            <text:p><text:s text:c="3"/>1,889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93876" calcext:value-type="float">
            <text:p><text:s text:c="3"/>93,876</text:p>
          </table:table-cell>
          <table:table-cell table:style-name="ce50" office:value-type="float" office:value="90267" calcext:value-type="float">
            <text:p><text:s text:c="3"/>90,267</text:p>
          </table:table-cell>
          <table:table-cell table:style-name="ce50" office:value-type="float" office:value="3605" calcext:value-type="float">
            <text:p><text:s text:c="3"/>3,605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8218" calcext:value-type="float">
            <text:p><text:s text:c="3"/>88,218</text:p>
          </table:table-cell>
          <table:table-cell table:style-name="ce50" office:value-type="float" office:value="2451" calcext:value-type="float">
            <text:p><text:s text:c="3"/>2,451</text:p>
          </table:table-cell>
          <table:table-cell table:style-name="ce50" office:value-type="float" office:value="3207" calcext:value-type="float">
            <text:p><text:s text:c="3"/>3,207</text:p>
          </table:table-cell>
          <table:table-cell table:style-name="ce50" office:value-type="float" office:value="92465" calcext:value-type="float">
            <text:p><text:s text:c="3"/>92,465</text:p>
          </table:table-cell>
          <table:table-cell table:style-name="ce50" office:value-type="float" office:value="443" calcext:value-type="float">
            <text:p><text:s text:c="3"/>443</text:p>
          </table:table-cell>
          <table:table-cell table:style-name="ce83" office:value-type="float" office:value="968" calcext:value-type="float">
            <text:p><text:s text:c="3"/>968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87725" calcext:value-type="float">
            <text:p><text:s text:c="3"/>87,725</text:p>
          </table:table-cell>
          <table:table-cell table:style-name="ce50" office:value-type="float" office:value="84205" calcext:value-type="float">
            <text:p><text:s text:c="3"/>84,205</text:p>
          </table:table-cell>
          <table:table-cell table:style-name="ce50" office:value-type="float" office:value="3517" calcext:value-type="float">
            <text:p><text:s text:c="3"/>3,51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82215" calcext:value-type="float">
            <text:p><text:s text:c="3"/>82,215</text:p>
          </table:table-cell>
          <table:table-cell table:style-name="ce50" office:value-type="float" office:value="2376" calcext:value-type="float">
            <text:p><text:s text:c="3"/>2,376</text:p>
          </table:table-cell>
          <table:table-cell table:style-name="ce50" office:value-type="float" office:value="3134" calcext:value-type="float">
            <text:p><text:s text:c="3"/>3,134</text:p>
          </table:table-cell>
          <table:table-cell table:style-name="ce50" office:value-type="float" office:value="86460" calcext:value-type="float">
            <text:p><text:s text:c="3"/>86,460</text:p>
          </table:table-cell>
          <table:table-cell table:style-name="ce50" office:value-type="float" office:value="344" calcext:value-type="float">
            <text:p><text:s text:c="3"/>344</text:p>
          </table:table-cell>
          <table:table-cell table:style-name="ce83" office:value-type="float" office:value="921" calcext:value-type="float">
            <text:p><text:s text:c="3"/>92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116" calcext:value-type="float">
            <text:p><text:s text:c="3"/>17,116</text:p>
          </table:table-cell>
          <table:table-cell table:style-name="ce51" office:value-type="float" office:value="16412" calcext:value-type="float">
            <text:p><text:s text:c="3"/>16,412</text:p>
          </table:table-cell>
          <table:table-cell table:style-name="ce51" office:value-type="float" office:value="704" calcext:value-type="float">
            <text:p><text:s text:c="3"/>70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97" calcext:value-type="float">
            <text:p><text:s text:c="3"/>15,997</text:p>
          </table:table-cell>
          <table:table-cell table:style-name="ce51" office:value-type="float" office:value="502" calcext:value-type="float">
            <text:p><text:s text:c="3"/>502</text:p>
          </table:table-cell>
          <table:table-cell table:style-name="ce51" office:value-type="float" office:value="617" calcext:value-type="float">
            <text:p><text:s text:c="3"/>617</text:p>
          </table:table-cell>
          <table:table-cell table:style-name="ce51" office:value-type="float" office:value="16869" calcext:value-type="float">
            <text:p><text:s text:c="3"/>16,869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84" office:value-type="float" office:value="162" calcext:value-type="float">
            <text:p><text:s text:c="3"/>16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819" calcext:value-type="float">
            <text:p><text:s text:c="3"/>8,819</text:p>
          </table:table-cell>
          <table:table-cell table:style-name="ce52" office:value-type="float" office:value="8470" calcext:value-type="float">
            <text:p><text:s text:c="3"/>8,470</text:p>
          </table:table-cell>
          <table:table-cell table:style-name="ce52" office:value-type="float" office:value="349" calcext:value-type="float">
            <text:p><text:s text:c="3"/>34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60" calcext:value-type="float">
            <text:p><text:s text:c="3"/>8,260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52" office:value-type="float" office:value="8702" calcext:value-type="float">
            <text:p><text:s text:c="3"/>8,702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7942" calcext:value-type="float">
            <text:p><text:s text:c="3"/>7,942</text:p>
          </table:table-cell>
          <table:table-cell table:style-name="ce52" office:value-type="float" office:value="355" calcext:value-type="float">
            <text:p><text:s text:c="3"/>35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7" calcext:value-type="float">
            <text:p><text:s text:c="3"/>7,737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style-name="ce52" office:value-type="float" office:value="8167" calcext:value-type="float">
            <text:p><text:s text:c="3"/>8,1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468" calcext:value-type="float">
            <text:p><text:s text:c="3"/>13,468</text:p>
          </table:table-cell>
          <table:table-cell table:style-name="ce51" office:value-type="float" office:value="12972" calcext:value-type="float">
            <text:p><text:s text:c="3"/>12,972</text:p>
          </table:table-cell>
          <table:table-cell table:style-name="ce51" office:value-type="float" office:value="496" calcext:value-type="float">
            <text:p><text:s text:c="3"/>49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636" calcext:value-type="float">
            <text:p><text:s text:c="3"/>12,636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51" office:value-type="float" office:value="458" calcext:value-type="float">
            <text:p><text:s text:c="3"/>458</text:p>
          </table:table-cell>
          <table:table-cell table:style-name="ce51" office:value-type="float" office:value="13269" calcext:value-type="float">
            <text:p><text:s text:c="3"/>13,269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83" calcext:value-type="float">
            <text:p><text:s text:c="3"/>6,983</text:p>
          </table:table-cell>
          <table:table-cell table:style-name="ce52" office:value-type="float" office:value="6730" calcext:value-type="float">
            <text:p><text:s text:c="3"/>6,730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45" calcext:value-type="float">
            <text:p><text:s text:c="3"/>6,545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485" calcext:value-type="float">
            <text:p><text:s text:c="3"/>6,485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91" calcext:value-type="float">
            <text:p><text:s text:c="3"/>6,091</text:p>
          </table:table-cell>
          <table:table-cell table:style-name="ce52" office:value-type="float" office:value="164" calcext:value-type="float">
            <text:p><text:s text:c="3"/>164</text:p>
          </table:table-cell>
          <table:table-cell table:style-name="ce52" office:value-type="float" office:value="230" calcext:value-type="float">
            <text:p><text:s text:c="3"/>230</text:p>
          </table:table-cell>
          <table:table-cell table:style-name="ce52" office:value-type="float" office:value="6403" calcext:value-type="float">
            <text:p><text:s text:c="3"/>6,40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85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04" calcext:value-type="float">
            <text:p><text:s text:c="3"/>16,704</text:p>
          </table:table-cell>
          <table:table-cell table:style-name="ce51" office:value-type="float" office:value="16051" calcext:value-type="float">
            <text:p><text:s text:c="3"/>16,051</text:p>
          </table:table-cell>
          <table:table-cell table:style-name="ce51" office:value-type="float" office:value="652" calcext:value-type="float">
            <text:p><text:s text:c="3"/>65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727" calcext:value-type="float">
            <text:p><text:s text:c="3"/>15,727</text:p>
          </table:table-cell>
          <table:table-cell table:style-name="ce51" office:value-type="float" office:value="420" calcext:value-type="float">
            <text:p><text:s text:c="3"/>420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16465" calcext:value-type="float">
            <text:p><text:s text:c="3"/>16,465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79" calcext:value-type="float">
            <text:p><text:s text:c="3"/>17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556" calcext:value-type="float">
            <text:p><text:s text:c="3"/>8,556</text:p>
          </table:table-cell>
          <table:table-cell table:style-name="ce52" office:value-type="float" office:value="8234" calcext:value-type="float">
            <text:p><text:s text:c="3"/>8,23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052" calcext:value-type="float">
            <text:p><text:s text:c="3"/>8,052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52" office:value-type="float" office:value="8430" calcext:value-type="float">
            <text:p><text:s text:c="3"/>8,430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148" calcext:value-type="float">
            <text:p><text:s text:c="3"/>8,148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675" calcext:value-type="float">
            <text:p><text:s text:c="3"/>7,675</text:p>
          </table:table-cell>
          <table:table-cell table:style-name="ce52" office:value-type="float" office:value="202" calcext:value-type="float">
            <text:p><text:s text:c="3"/>202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8035" calcext:value-type="float">
            <text:p><text:s text:c="3"/>8,035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676" calcext:value-type="float">
            <text:p><text:s text:c="3"/>13,676</text:p>
          </table:table-cell>
          <table:table-cell table:style-name="ce51" office:value-type="float" office:value="13185" calcext:value-type="float">
            <text:p><text:s text:c="3"/>13,185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853" calcext:value-type="float">
            <text:p><text:s text:c="3"/>12,853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442" calcext:value-type="float">
            <text:p><text:s text:c="3"/>442</text:p>
          </table:table-cell>
          <table:table-cell table:style-name="ce51" office:value-type="float" office:value="13497" calcext:value-type="float">
            <text:p><text:s text:c="3"/>13,497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84" office:value-type="float" office:value="124" calcext:value-type="float">
            <text:p><text:s text:c="3"/>12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058" calcext:value-type="float">
            <text:p><text:s text:c="3"/>7,058</text:p>
          </table:table-cell>
          <table:table-cell table:style-name="ce52" office:value-type="float" office:value="6824" calcext:value-type="float">
            <text:p><text:s text:c="3"/>6,8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53" calcext:value-type="float">
            <text:p><text:s text:c="3"/>6,653</text:p>
          </table:table-cell>
          <table:table-cell table:style-name="ce52" office:value-type="float" office:value="194" calcext:value-type="float">
            <text:p><text:s text:c="3"/>194</text:p>
          </table:table-cell>
          <table:table-cell table:style-name="ce52" office:value-type="float" office:value="211" calcext:value-type="float">
            <text:p><text:s text:c="3"/>211</text:p>
          </table:table-cell>
          <table:table-cell table:style-name="ce52" office:value-type="float" office:value="6962" calcext:value-type="float">
            <text:p><text:s text:c="3"/>6,9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8" calcext:value-type="float">
            <text:p><text:s text:c="3"/>6,618</text:p>
          </table:table-cell>
          <table:table-cell table:style-name="ce52" office:value-type="float" office:value="6361" calcext:value-type="float">
            <text:p><text:s text:c="3"/>6,361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00" calcext:value-type="float">
            <text:p><text:s text:c="3"/>6,200</text:p>
          </table:table-cell>
          <table:table-cell table:style-name="ce52" office:value-type="float" office:value="187" calcext:value-type="float">
            <text:p><text:s text:c="3"/>187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6535" calcext:value-type="float">
            <text:p><text:s text:c="3"/>6,53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279" calcext:value-type="float">
            <text:p><text:s text:c="3"/>15,279</text:p>
          </table:table-cell>
          <table:table-cell table:style-name="ce51" office:value-type="float" office:value="14690" calcext:value-type="float">
            <text:p><text:s text:c="3"/>14,690</text:p>
          </table:table-cell>
          <table:table-cell table:style-name="ce51" office:value-type="float" office:value="589" calcext:value-type="float">
            <text:p><text:s text:c="3"/>58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356" calcext:value-type="float">
            <text:p><text:s text:c="3"/>14,356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522" calcext:value-type="float">
            <text:p><text:s text:c="3"/>522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84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82" calcext:value-type="float">
            <text:p><text:s text:c="3"/>7,982</text:p>
          </table:table-cell>
          <table:table-cell table:style-name="ce52" office:value-type="float" office:value="7667" calcext:value-type="float">
            <text:p><text:s text:c="3"/>7,667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13" calcext:value-type="float">
            <text:p><text:s text:c="3"/>7,513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7862" calcext:value-type="float">
            <text:p><text:s text:c="3"/>7,862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297" calcext:value-type="float">
            <text:p><text:s text:c="3"/>7,297</text:p>
          </table:table-cell>
          <table:table-cell table:style-name="ce52" office:value-type="float" office:value="7023" calcext:value-type="float">
            <text:p><text:s text:c="3"/>7,023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843" calcext:value-type="float">
            <text:p><text:s text:c="3"/>6,843</text:p>
          </table:table-cell>
          <table:table-cell table:style-name="ce52" office:value-type="float" office:value="191" calcext:value-type="float">
            <text:p><text:s text:c="3"/>191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7187" calcext:value-type="float">
            <text:p><text:s text:c="3"/>7,18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587" calcext:value-type="float">
            <text:p><text:s text:c="3"/>13,587</text:p>
          </table:table-cell>
          <table:table-cell table:style-name="ce51" office:value-type="float" office:value="13065" calcext:value-type="float">
            <text:p><text:s text:c="3"/>13,065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718" calcext:value-type="float">
            <text:p><text:s text:c="3"/>12,718</text:p>
          </table:table-cell>
          <table:table-cell table:style-name="ce51" office:value-type="float" office:value="355" calcext:value-type="float">
            <text:p><text:s text:c="3"/>355</text:p>
          </table:table-cell>
          <table:table-cell table:style-name="ce51" office:value-type="float" office:value="514" calcext:value-type="float">
            <text:p><text:s text:c="3"/>514</text:p>
          </table:table-cell>
          <table:table-cell table:style-name="ce51" office:value-type="float" office:value="13380" calcext:value-type="float">
            <text:p><text:s text:c="3"/>13,38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84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71" calcext:value-type="float">
            <text:p><text:s text:c="3"/>6,971</text:p>
          </table:table-cell>
          <table:table-cell table:style-name="ce52" office:value-type="float" office:value="6701" calcext:value-type="float">
            <text:p><text:s text:c="3"/>6,701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534" calcext:value-type="float">
            <text:p><text:s text:c="3"/>6,534</text:p>
          </table:table-cell>
          <table:table-cell table:style-name="ce52" office:value-type="float" office:value="174" calcext:value-type="float">
            <text:p><text:s text:c="3"/>174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6859" calcext:value-type="float">
            <text:p><text:s text:c="3"/>6,859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6" calcext:value-type="float">
            <text:p><text:s text:c="3"/>6,616</text:p>
          </table:table-cell>
          <table:table-cell table:style-name="ce52" office:value-type="float" office:value="6364" calcext:value-type="float">
            <text:p><text:s text:c="3"/>6,364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184" calcext:value-type="float">
            <text:p><text:s text:c="3"/>6,184</text:p>
          </table:table-cell>
          <table:table-cell table:style-name="ce52" office:value-type="float" office:value="181" calcext:value-type="float">
            <text:p><text:s text:c="3"/>181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521" calcext:value-type="float">
            <text:p><text:s text:c="3"/>6,52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709" calcext:value-type="float">
            <text:p><text:s text:c="3"/>14,709</text:p>
          </table:table-cell>
          <table:table-cell table:style-name="ce51" office:value-type="float" office:value="14152" calcext:value-type="float">
            <text:p><text:s text:c="3"/>14,152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792" calcext:value-type="float">
            <text:p><text:s text:c="3"/>13,792</text:p>
          </table:table-cell>
          <table:table-cell table:style-name="ce51" office:value-type="float" office:value="405" calcext:value-type="float">
            <text:p><text:s text:c="3"/>405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style-name="ce51" office:value-type="float" office:value="14478" calcext:value-type="float">
            <text:p><text:s text:c="3"/>14,478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68" calcext:value-type="float">
            <text:p><text:s text:c="3"/>16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655" calcext:value-type="float">
            <text:p><text:s text:c="3"/>7,655</text:p>
          </table:table-cell>
          <table:table-cell table:style-name="ce52" office:value-type="float" office:value="7373" calcext:value-type="float">
            <text:p><text:s text:c="3"/>7,373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65" calcext:value-type="float">
            <text:p><text:s text:c="3"/>7,165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7533" calcext:value-type="float">
            <text:p><text:s text:c="3"/>7,533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054" calcext:value-type="float">
            <text:p><text:s text:c="3"/>7,054</text:p>
          </table:table-cell>
          <table:table-cell table:style-name="ce52" office:value-type="float" office:value="6779" calcext:value-type="float">
            <text:p><text:s text:c="3"/>6,779</text:p>
          </table:table-cell>
          <table:table-cell table:style-name="ce52" office:value-type="float" office:value="275" calcext:value-type="float">
            <text:p><text:s text:c="3"/>27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27" calcext:value-type="float">
            <text:p><text:s text:c="3"/>6,627</text:p>
          </table:table-cell>
          <table:table-cell table:style-name="ce52" office:value-type="float" office:value="189" calcext:value-type="float">
            <text:p><text:s text:c="3"/>189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6945" calcext:value-type="float">
            <text:p><text:s text:c="3"/>6,94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81" calcext:value-type="float">
            <text:p><text:s text:c="3"/>8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150" calcext:value-type="float">
            <text:p><text:s text:c="3"/>15,150</text:p>
          </table:table-cell>
          <table:table-cell table:style-name="ce51" office:value-type="float" office:value="14539" calcext:value-type="float">
            <text:p><text:s text:c="3"/>14,539</text:p>
          </table:table-cell>
          <table:table-cell table:style-name="ce51" office:value-type="float" office:value="610" calcext:value-type="float">
            <text:p><text:s text:c="3"/>6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190" calcext:value-type="float">
            <text:p><text:s text:c="3"/>14,190</text:p>
          </table:table-cell>
          <table:table-cell table:style-name="ce51" office:value-type="float" office:value="422" calcext:value-type="float">
            <text:p><text:s text:c="3"/>42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14932" calcext:value-type="float">
            <text:p><text:s text:c="3"/>14,932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84" office:value-type="float" office:value="167" calcext:value-type="float">
            <text:p><text:s text:c="3"/>16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843" calcext:value-type="float">
            <text:p><text:s text:c="3"/>7,843</text:p>
          </table:table-cell>
          <table:table-cell table:style-name="ce52" office:value-type="float" office:value="7525" calcext:value-type="float">
            <text:p><text:s text:c="3"/>7,525</text:p>
          </table:table-cell>
          <table:table-cell table:style-name="ce52" office:value-type="float" office:value="318" calcext:value-type="float">
            <text:p><text:s text:c="3"/>3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361" calcext:value-type="float">
            <text:p><text:s text:c="3"/>7,361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66" calcext:value-type="float">
            <text:p><text:s text:c="3"/>266</text:p>
          </table:table-cell>
          <table:table-cell table:style-name="ce52" office:value-type="float" office:value="7722" calcext:value-type="float">
            <text:p><text:s text:c="3"/>7,722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8" calcext:value-type="float">
            <text:p><text:s text:c="3"/>8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07" calcext:value-type="float">
            <text:p><text:s text:c="3"/>7,307</text:p>
          </table:table-cell>
          <table:table-cell table:style-name="ce52" office:value-type="float" office:value="7014" calcext:value-type="float">
            <text:p><text:s text:c="3"/>7,014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829" calcext:value-type="float">
            <text:p><text:s text:c="3"/>6,829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272" calcext:value-type="float">
            <text:p><text:s text:c="3"/>272</text:p>
          </table:table-cell>
          <table:table-cell table:style-name="ce52" office:value-type="float" office:value="7210" calcext:value-type="float">
            <text:p><text:s text:c="3"/>7,21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85" office:value-type="float" office:value="79" calcext:value-type="float">
            <text:p><text:s text:c="3"/>79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913" calcext:value-type="float">
            <text:p><text:s text:c="3"/>13,913</text:p>
          </table:table-cell>
          <table:table-cell table:style-name="ce51" office:value-type="float" office:value="13360" calcext:value-type="float">
            <text:p><text:s text:c="3"/>13,360</text:p>
          </table:table-cell>
          <table:table-cell table:style-name="ce51" office:value-type="float" office:value="553" calcext:value-type="float">
            <text:p><text:s text:c="3"/>55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062" calcext:value-type="float">
            <text:p><text:s text:c="3"/>13,062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51" office:value-type="float" office:value="13705" calcext:value-type="float">
            <text:p><text:s text:c="3"/>13,705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202" calcext:value-type="float">
            <text:p><text:s text:c="3"/>7,202</text:p>
          </table:table-cell>
          <table:table-cell table:style-name="ce52" office:value-type="float" office:value="6944" calcext:value-type="float">
            <text:p><text:s text:c="3"/>6,944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774" calcext:value-type="float">
            <text:p><text:s text:c="3"/>6,774</text:p>
          </table:table-cell>
          <table:table-cell table:style-name="ce52" office:value-type="float" office:value="170" calcext:value-type="float">
            <text:p><text:s text:c="3"/>170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7090" calcext:value-type="float">
            <text:p><text:s text:c="3"/>7,090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711" calcext:value-type="float">
            <text:p><text:s text:c="3"/>6,711</text:p>
          </table:table-cell>
          <table:table-cell table:style-name="ce52" office:value-type="float" office:value="6416" calcext:value-type="float">
            <text:p><text:s text:c="3"/>6,416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88" calcext:value-type="float">
            <text:p><text:s text:c="3"/>6,288</text:p>
          </table:table-cell>
          <table:table-cell table:style-name="ce52" office:value-type="float" office:value="172" calcext:value-type="float">
            <text:p><text:s text:c="3"/>172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615" calcext:value-type="float">
            <text:p><text:s text:c="3"/>6,61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93" calcext:value-type="float">
            <text:p><text:s text:c="3"/>16,793</text:p>
          </table:table-cell>
          <table:table-cell table:style-name="ce51" office:value-type="float" office:value="16097" calcext:value-type="float">
            <text:p><text:s text:c="3"/>16,097</text:p>
          </table:table-cell>
          <table:table-cell table:style-name="ce51" office:value-type="float" office:value="695" calcext:value-type="float">
            <text:p><text:s text:c="3"/>69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800" calcext:value-type="float">
            <text:p><text:s text:c="3"/>15,800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51" office:value-type="float" office:value="587" calcext:value-type="float">
            <text:p><text:s text:c="3"/>587</text:p>
          </table:table-cell>
          <table:table-cell table:style-name="ce51" office:value-type="float" office:value="16563" calcext:value-type="float">
            <text:p><text:s text:c="3"/>16,563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84" office:value-type="float" office:value="157" calcext:value-type="float">
            <text:p><text:s text:c="3"/>15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68" calcext:value-type="float">
            <text:p><text:s text:c="3"/>8,768</text:p>
          </table:table-cell>
          <table:table-cell table:style-name="ce52" office:value-type="float" office:value="8416" calcext:value-type="float">
            <text:p><text:s text:c="3"/>8,416</text:p>
          </table:table-cell>
          <table:table-cell table:style-name="ce52" office:value-type="float" office:value="351" calcext:value-type="float">
            <text:p><text:s text:c="3"/>35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8654" calcext:value-type="float">
            <text:p><text:s text:c="3"/>8,654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025" calcext:value-type="float">
            <text:p><text:s text:c="3"/>8,025</text:p>
          </table:table-cell>
          <table:table-cell table:style-name="ce52" office:value-type="float" office:value="7681" calcext:value-type="float">
            <text:p><text:s text:c="3"/>7,681</text:p>
          </table:table-cell>
          <table:table-cell table:style-name="ce52" office:value-type="float" office:value="344" calcext:value-type="float">
            <text:p><text:s text:c="3"/>34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55" calcext:value-type="float">
            <text:p><text:s text:c="3"/>7,555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267" calcext:value-type="float">
            <text:p><text:s text:c="3"/>267</text:p>
          </table:table-cell>
          <table:table-cell table:style-name="ce52" office:value-type="float" office:value="7909" calcext:value-type="float">
            <text:p><text:s text:c="3"/>7,909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057" calcext:value-type="float">
            <text:p><text:s text:c="3"/>16,057</text:p>
          </table:table-cell>
          <table:table-cell table:style-name="ce51" office:value-type="float" office:value="15412" calcext:value-type="float">
            <text:p><text:s text:c="3"/>15,412</text:p>
          </table:table-cell>
          <table:table-cell table:style-name="ce51" office:value-type="float" office:value="642" calcext:value-type="float">
            <text:p><text:s text:c="3"/>64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51" office:value-type="float" office:value="602" calcext:value-type="float">
            <text:p><text:s text:c="3"/>602</text:p>
          </table:table-cell>
          <table:table-cell table:style-name="ce51" office:value-type="float" office:value="15814" calcext:value-type="float">
            <text:p><text:s text:c="3"/>15,814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84" office:value-type="float" office:value="175" calcext:value-type="float">
            <text:p><text:s text:c="3"/>1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40" calcext:value-type="float">
            <text:p><text:s text:c="3"/>8,240</text:p>
          </table:table-cell>
          <table:table-cell table:style-name="ce52" office:value-type="float" office:value="7904" calcext:value-type="float">
            <text:p><text:s text:c="3"/>7,904</text:p>
          </table:table-cell>
          <table:table-cell table:style-name="ce52" office:value-type="float" office:value="335" calcext:value-type="float">
            <text:p><text:s text:c="3"/>33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745" calcext:value-type="float">
            <text:p><text:s text:c="3"/>7,745</text:p>
          </table:table-cell>
          <table:table-cell table:style-name="ce52" office:value-type="float" office:value="205" calcext:value-type="float">
            <text:p><text:s text:c="3"/>20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8116" calcext:value-type="float">
            <text:p><text:s text:c="3"/>8,11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85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7508" calcext:value-type="float">
            <text:p><text:s text:c="3"/>7,508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304" calcext:value-type="float">
            <text:p><text:s text:c="3"/>7,304</text:p>
          </table:table-cell>
          <table:table-cell table:style-name="ce52" office:value-type="float" office:value="201" calcext:value-type="float">
            <text:p><text:s text:c="3"/>201</text:p>
          </table:table-cell>
          <table:table-cell table:style-name="ce52" office:value-type="float" office:value="312" calcext:value-type="float">
            <text:p><text:s text:c="3"/>312</text:p>
          </table:table-cell>
          <table:table-cell table:style-name="ce52" office:value-type="float" office:value="7698" calcext:value-type="float">
            <text:p><text:s text:c="3"/>7,698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91" calcext:value-type="float">
            <text:p><text:s text:c="3"/>9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149" calcext:value-type="float">
            <text:p><text:s text:c="3"/>15,149</text:p>
          </table:table-cell>
          <table:table-cell table:style-name="ce51" office:value-type="float" office:value="14537" calcext:value-type="float">
            <text:p><text:s text:c="3"/>14,537</text:p>
          </table:table-cell>
          <table:table-cell table:style-name="ce51" office:value-type="float" office:value="612" calcext:value-type="float">
            <text:p><text:s text:c="3"/>61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253" calcext:value-type="float">
            <text:p><text:s text:c="3"/>14,253</text:p>
          </table:table-cell>
          <table:table-cell table:style-name="ce51" office:value-type="float" office:value="413" calcext:value-type="float">
            <text:p><text:s text:c="3"/>413</text:p>
          </table:table-cell>
          <table:table-cell table:style-name="ce51" office:value-type="float" office:value="483" calcext:value-type="float">
            <text:p><text:s text:c="3"/>483</text:p>
          </table:table-cell>
          <table:table-cell table:style-name="ce51" office:value-type="float" office:value="14904" calcext:value-type="float">
            <text:p><text:s text:c="3"/>14,904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84" office:value-type="float" office:value="165" calcext:value-type="float">
            <text:p><text:s text:c="3"/>16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799" calcext:value-type="float">
            <text:p><text:s text:c="3"/>7,799</text:p>
          </table:table-cell>
          <table:table-cell table:style-name="ce52" office:value-type="float" office:value="7479" calcext:value-type="float">
            <text:p><text:s text:c="3"/>7,479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371" calcext:value-type="float">
            <text:p><text:s text:c="3"/>7,371</text:p>
          </table:table-cell>
          <table:table-cell table:style-name="ce52" office:value-type="float" office:value="192" calcext:value-type="float">
            <text:p><text:s text:c="3"/>192</text:p>
          </table:table-cell>
          <table:table-cell table:style-name="ce52" office:value-type="float" office:value="236" calcext:value-type="float">
            <text:p><text:s text:c="3"/>236</text:p>
          </table:table-cell>
          <table:table-cell table:style-name="ce52" office:value-type="float" office:value="7669" calcext:value-type="float">
            <text:p><text:s text:c="3"/>7,669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50" calcext:value-type="float">
            <text:p><text:s text:c="3"/>7,350</text:p>
          </table:table-cell>
          <table:table-cell table:style-name="ce52" office:value-type="float" office:value="7058" calcext:value-type="float">
            <text:p><text:s text:c="3"/>7,058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882" calcext:value-type="float">
            <text:p><text:s text:c="3"/>6,882</text:p>
          </table:table-cell>
          <table:table-cell table:style-name="ce52" office:value-type="float" office:value="221" calcext:value-type="float">
            <text:p><text:s text:c="3"/>221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7235" calcext:value-type="float">
            <text:p><text:s text:c="3"/>7,235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85" office:value-type="float" office:value="78" calcext:value-type="float">
            <text:p><text:s text:c="3"/>78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  <text:p>截至1月止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7139" calcext:value-type="float">
            <text:p><text:s text:c="3"/>17,139</text:p>
          </table:table-cell>
          <table:table-cell table:style-name="ce49" office:value-type="float" office:value="16459" calcext:value-type="float">
            <text:p><text:s text:c="3"/>16,459</text:p>
          </table:table-cell>
          <table:table-cell table:style-name="ce49" office:value-type="float" office:value="680" calcext:value-type="float">
            <text:p><text:s text:c="3"/>680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6024" calcext:value-type="float">
            <text:p><text:s text:c="3"/>16,024</text:p>
          </table:table-cell>
          <table:table-cell table:style-name="ce49" office:value-type="float" office:value="479" calcext:value-type="float">
            <text:p><text:s text:c="3"/>479</text:p>
          </table:table-cell>
          <table:table-cell table:style-name="ce49" office:value-type="float" office:value="636" calcext:value-type="float">
            <text:p><text:s text:c="3"/>636</text:p>
          </table:table-cell>
          <table:table-cell table:style-name="ce49" office:value-type="float" office:value="16875" calcext:value-type="float">
            <text:p><text:s text:c="3"/>16,875</text:p>
          </table:table-cell>
          <table:table-cell table:style-name="ce49" office:value-type="float" office:value="73" calcext:value-type="float">
            <text:p><text:s text:c="3"/>73</text:p>
          </table:table-cell>
          <table:table-cell table:style-name="ce82" office:value-type="float" office:value="191" calcext:value-type="float">
            <text:p><text:s text:c="3"/>191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8762" calcext:value-type="float">
            <text:p><text:s text:c="3"/>8,762</text:p>
          </table:table-cell>
          <table:table-cell table:style-name="ce50" office:value-type="float" office:value="8419" calcext:value-type="float">
            <text:p><text:s text:c="3"/>8,419</text:p>
          </table:table-cell>
          <table:table-cell table:style-name="ce50" office:value-type="float" office:value="343" calcext:value-type="float">
            <text:p><text:s text:c="3"/>343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8177" calcext:value-type="float">
            <text:p><text:s text:c="3"/>8,177</text:p>
          </table:table-cell>
          <table:table-cell table:style-name="ce50" office:value-type="float" office:value="254" calcext:value-type="float">
            <text:p><text:s text:c="3"/>254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8634" calcext:value-type="float">
            <text:p><text:s text:c="3"/>8,634</text:p>
          </table:table-cell>
          <table:table-cell table:style-name="ce50" office:value-type="float" office:value="41" calcext:value-type="float">
            <text:p><text:s text:c="3"/>41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8377" calcext:value-type="float">
            <text:p><text:s text:c="3"/>8,377</text:p>
          </table:table-cell>
          <table:table-cell table:style-name="ce50" office:value-type="float" office:value="8040" calcext:value-type="float">
            <text:p><text:s text:c="3"/>8,040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7847" calcext:value-type="float">
            <text:p><text:s text:c="3"/>7,847</text:p>
          </table:table-cell>
          <table:table-cell table:style-name="ce50" office:value-type="float" office:value="225" calcext:value-type="float">
            <text:p><text:s text:c="3"/>225</text:p>
          </table:table-cell>
          <table:table-cell table:style-name="ce50" office:value-type="float" office:value="305" calcext:value-type="float">
            <text:p><text:s text:c="3"/>305</text:p>
          </table:table-cell>
          <table:table-cell table:style-name="ce50" office:value-type="float" office:value="8241" calcext:value-type="float">
            <text:p><text:s text:c="3"/>8,241</text:p>
          </table:table-cell>
          <table:table-cell table:style-name="ce50" office:value-type="float" office:value="32" calcext:value-type="float">
            <text:p><text:s text:c="3"/>32</text:p>
          </table:table-cell>
          <table:table-cell table:style-name="ce83" office:value-type="float" office:value="104" calcext:value-type="float">
            <text:p><text:s text:c="3"/>10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139" calcext:value-type="float">
            <text:p><text:s text:c="3"/>17,139</text:p>
          </table:table-cell>
          <table:table-cell table:style-name="ce51" office:value-type="float" office:value="16459" calcext:value-type="float">
            <text:p><text:s text:c="3"/>16,459</text:p>
          </table:table-cell>
          <table:table-cell table:style-name="ce51" office:value-type="float" office:value="680" calcext:value-type="float">
            <text:p><text:s text:c="3"/>68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024" calcext:value-type="float">
            <text:p><text:s text:c="3"/>16,024</text:p>
          </table:table-cell>
          <table:table-cell table:style-name="ce51" office:value-type="float" office:value="479" calcext:value-type="float">
            <text:p><text:s text:c="3"/>479</text:p>
          </table:table-cell>
          <table:table-cell table:style-name="ce51" office:value-type="float" office:value="636" calcext:value-type="float">
            <text:p><text:s text:c="3"/>636</text:p>
          </table:table-cell>
          <table:table-cell table:style-name="ce51" office:value-type="float" office:value="16875" calcext:value-type="float">
            <text:p><text:s text:c="3"/>16,875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84" office:value-type="float" office:value="191" calcext:value-type="float">
            <text:p><text:s text:c="3"/>19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62" calcext:value-type="float">
            <text:p><text:s text:c="3"/>8,762</text:p>
          </table:table-cell>
          <table:table-cell table:style-name="ce52" office:value-type="float" office:value="8419" calcext:value-type="float">
            <text:p><text:s text:c="3"/>8,419</text:p>
          </table:table-cell>
          <table:table-cell table:style-name="ce52" office:value-type="float" office:value="343" calcext:value-type="float">
            <text:p><text:s text:c="3"/>3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177" calcext:value-type="float">
            <text:p><text:s text:c="3"/>8,177</text:p>
          </table:table-cell>
          <table:table-cell table:style-name="ce52" office:value-type="float" office:value="254" calcext:value-type="float">
            <text:p><text:s text:c="3"/>254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8634" calcext:value-type="float">
            <text:p><text:s text:c="3"/>8,634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377" calcext:value-type="float">
            <text:p><text:s text:c="3"/>8,377</text:p>
          </table:table-cell>
          <table:table-cell table:style-name="ce52" office:value-type="float" office:value="8040" calcext:value-type="float">
            <text:p><text:s text:c="3"/>8,040</text:p>
          </table:table-cell>
          <table:table-cell table:style-name="ce52" office:value-type="float" office:value="337" calcext:value-type="float">
            <text:p><text:s text:c="3"/>33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847" calcext:value-type="float">
            <text:p><text:s text:c="3"/>7,847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52" office:value-type="float" office:value="305" calcext:value-type="float">
            <text:p><text:s text:c="3"/>305</text:p>
          </table:table-cell>
          <table:table-cell table:style-name="ce52" office:value-type="float" office:value="8241" calcext:value-type="float">
            <text:p><text:s text:c="3"/>8,241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85" office:value-type="float" office:value="104" calcext:value-type="float">
            <text:p><text:s text:c="3"/>104</text:p>
          </table:table-cell>
          <table:table-cell table:number-columns-repeated="1012"/>
        </table:table-row>
        <table:table-row table:style-name="ro7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calcext:value-type="string">
            <text:p>計</text:p>
          </table:table-cell>
          <table:table-cell table:style-name="ce53" table:formula="of:=IF(([.C109]&gt;0)*([.C70]=0);100;IF(([.C109]=0)*([.C70]&gt;0);-100;IF(ISERROR(([.C109]-[.C70])/[.C70]*100);0;([.C109]-[.C70])/[.C70]*100)))" office:value-type="float" office:value="0.134377190932461" calcext:value-type="float">
            <text:p>0.13</text:p>
          </table:table-cell>
          <table:table-cell table:style-name="ce53" table:formula="of:=IF(([.D109]&gt;0)*([.D70]=0);100;IF(([.D109]=0)*([.D70]&gt;0);-100;IF(ISERROR(([.D109]-[.D70])/[.D70]*100);0;([.D109]-[.D70])/[.D70]*100)))" office:value-type="float" office:value="0.286375822568852" calcext:value-type="float">
            <text:p>0.29</text:p>
          </table:table-cell>
          <table:table-cell table:style-name="ce53" table:formula="of:=IF(([.E109]&gt;0)*([.E70]=0);100;IF(([.E109]=0)*([.E70]&gt;0);-100;IF(ISERROR(([.E109]-[.E70])/[.E70]*100);0;([.E109]-[.E70])/[.E70]*100)))" office:value-type="float" office:value="-3.40909090909091" calcext:value-type="float">
            <text:p><text:s text:c="3"/>－3.41</text:p>
          </table:table-cell>
          <table:table-cell table:style-name="ce53" table:formula="of:=IF(([.F109]&gt;0)*([.F70]=0);100;IF(([.F109]=0)*([.F70]&gt;0);-100;IF(ISERROR(([.F109]-[.F70])/[.F70]*100);0;([.F109]-[.F70])/[.F70]*100)))" office:value-type="float" office:value="0" calcext:value-type="float">
            <text:p>－</text:p>
          </table:table-cell>
          <table:table-cell table:style-name="ce53" table:formula="of:=IF(([.G109]&gt;0)*([.G70]=0);100;IF(([.G109]=0)*([.G70]&gt;0);-100;IF(ISERROR(([.G109]-[.G70])/[.G70]*100);0;([.G109]-[.G70])/[.G70]*100)))" office:value-type="float" office:value="0.16878164655873" calcext:value-type="float">
            <text:p>0.17</text:p>
          </table:table-cell>
          <table:table-cell table:style-name="ce53" table:formula="of:=IF(([.H109]&gt;0)*([.H70]=0);100;IF(([.H109]=0)*([.H70]&gt;0);-100;IF(ISERROR(([.H109]-[.H70])/[.H70]*100);0;([.H109]-[.H70])/[.H70]*100)))" office:value-type="float" office:value="-4.58167330677291" calcext:value-type="float">
            <text:p><text:s text:c="3"/>－4.58</text:p>
          </table:table-cell>
          <table:table-cell table:style-name="ce53" table:formula="of:=IF(([.I109]&gt;0)*([.I70]=0);100;IF(([.I109]=0)*([.I70]&gt;0);-100;IF(ISERROR(([.I109]-[.I70])/[.I70]*100);0;([.I109]-[.I70])/[.I70]*100)))" office:value-type="float" office:value="3.07941653160454" calcext:value-type="float">
            <text:p>3.08</text:p>
          </table:table-cell>
          <table:table-cell table:style-name="ce53" table:formula="of:=IF(([.J109]&gt;0)*([.J70]=0);100;IF(([.J109]=0)*([.J70]&gt;0);-100;IF(ISERROR(([.J109]-[.J70])/[.J70]*100);0;([.J109]-[.J70])/[.J70]*100)))" office:value-type="float" office:value="0.0355682020273875" calcext:value-type="float">
            <text:p>0.04</text:p>
          </table:table-cell>
          <table:table-cell table:style-name="ce53" table:formula="of:=IF(([.K109]&gt;0)*([.K70]=0);100;IF(([.K109]=0)*([.K70]&gt;0);-100;IF(ISERROR(([.K109]-[.K70])/[.K70]*100);0;([.K109]-[.K70])/[.K70]*100)))" office:value-type="float" office:value="-14.1176470588235" calcext:value-type="float">
            <text:p><text:s text:c="3"/>－14.12</text:p>
          </table:table-cell>
          <table:table-cell table:style-name="ce86" table:formula="of:=IF(([.L109]&gt;0)*([.L70]=0);100;IF(([.L109]=0)*([.L70]&gt;0);-100;IF(ISERROR(([.L109]-[.L70])/[.L70]*100);0;([.L109]-[.L70])/[.L70]*100)))" office:value-type="float" office:value="17.9012345679012" calcext:value-type="float">
            <text:p>17.90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1" office:value-type="string" calcext:value-type="string">
            <text:p>男</text:p>
          </table:table-cell>
          <table:table-cell table:style-name="ce54" table:formula="of:=IF(([.C110]&gt;0)*([.C71]=0);100;IF(([.C110]=0)*([.C71]&gt;0);-100;IF(ISERROR(([.C110]-[.C71])/[.C71]*100);0;([.C110]-[.C71])/[.C71]*100)))" office:value-type="float" office:value="-0.64633178364894" calcext:value-type="float">
            <text:p><text:s text:c="3"/>－0.65</text:p>
          </table:table-cell>
          <table:table-cell table:style-name="ce54" table:formula="of:=IF(([.D110]&gt;0)*([.D71]=0);100;IF(([.D110]=0)*([.D71]&gt;0);-100;IF(ISERROR(([.D110]-[.D71])/[.D71]*100);0;([.D110]-[.D71])/[.D71]*100)))" office:value-type="float" office:value="-0.602125147579693" calcext:value-type="float">
            <text:p><text:s text:c="3"/>－0.60</text:p>
          </table:table-cell>
          <table:table-cell table:style-name="ce54" table:formula="of:=IF(([.E110]&gt;0)*([.E71]=0);100;IF(([.E110]=0)*([.E71]&gt;0);-100;IF(ISERROR(([.E110]-[.E71])/[.E71]*100);0;([.E110]-[.E71])/[.E71]*100)))" office:value-type="float" office:value="-1.71919770773639" calcext:value-type="float">
            <text:p><text:s text:c="3"/>－1.72</text:p>
          </table:table-cell>
          <table:table-cell table:style-name="ce54" table:formula="of:=IF(([.F110]&gt;0)*([.F71]=0);100;IF(([.F110]=0)*([.F71]&gt;0);-100;IF(ISERROR(([.F110]-[.F71])/[.F71]*100);0;([.F110]-[.F71])/[.F71]*100)))" office:value-type="float" office:value="0" calcext:value-type="float">
            <text:p>－</text:p>
          </table:table-cell>
          <table:table-cell table:style-name="ce54" table:formula="of:=IF(([.G110]&gt;0)*([.G71]=0);100;IF(([.G110]=0)*([.G71]&gt;0);-100;IF(ISERROR(([.G110]-[.G71])/[.G71]*100);0;([.G110]-[.G71])/[.G71]*100)))" office:value-type="float" office:value="-1.00484261501211" calcext:value-type="float">
            <text:p><text:s text:c="3"/>－1.00</text:p>
          </table:table-cell>
          <table:table-cell table:style-name="ce54" table:formula="of:=IF(([.H110]&gt;0)*([.H71]=0);100;IF(([.H110]=0)*([.H71]&gt;0);-100;IF(ISERROR(([.H110]-[.H71])/[.H71]*100);0;([.H110]-[.H71])/[.H71]*100)))" office:value-type="float" office:value="4.52674897119342" calcext:value-type="float">
            <text:p>4.53</text:p>
          </table:table-cell>
          <table:table-cell table:style-name="ce54" table:formula="of:=IF(([.I110]&gt;0)*([.I71]=0);100;IF(([.I110]=0)*([.I71]&gt;0);-100;IF(ISERROR(([.I110]-[.I71])/[.I71]*100);0;([.I110]-[.I71])/[.I71]*100)))" office:value-type="float" office:value="4.74683544303798" calcext:value-type="float">
            <text:p>4.75</text:p>
          </table:table-cell>
          <table:table-cell table:style-name="ce54" table:formula="of:=IF(([.J110]&gt;0)*([.J71]=0);100;IF(([.J110]=0)*([.J71]&gt;0);-100;IF(ISERROR(([.J110]-[.J71])/[.J71]*100);0;([.J110]-[.J71])/[.J71]*100)))" office:value-type="float" office:value="-0.781429556423811" calcext:value-type="float">
            <text:p><text:s text:c="3"/>－0.78</text:p>
          </table:table-cell>
          <table:table-cell table:style-name="ce54" table:formula="of:=IF(([.K110]&gt;0)*([.K71]=0);100;IF(([.K110]=0)*([.K71]&gt;0);-100;IF(ISERROR(([.K110]-[.K71])/[.K71]*100);0;([.K110]-[.K71])/[.K71]*100)))" office:value-type="float" office:value="-2.38095238095238" calcext:value-type="float">
            <text:p><text:s text:c="3"/>－2.38</text:p>
          </table:table-cell>
          <table:table-cell table:style-name="ce87" table:formula="of:=IF(([.L110]&gt;0)*([.L71]=0);100;IF(([.L110]=0)*([.L71]&gt;0);-100;IF(ISERROR(([.L110]-[.L71])/[.L71]*100);0;([.L110]-[.L71])/[.L71]*100)))" office:value-type="float" office:value="16" calcext:value-type="float">
            <text:p>16.00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2" office:value-type="string" calcext:value-type="string">
            <text:p>女</text:p>
          </table:table-cell>
          <table:table-cell table:style-name="ce55" table:formula="of:=IF(([.C111]&gt;0)*([.C72]=0);100;IF(([.C111]=0)*([.C72]&gt;0);-100;IF(ISERROR(([.C111]-[.C72])/[.C72]*100);0;([.C111]-[.C72])/[.C72]*100)))" office:value-type="float" office:value="0.964203929131011" calcext:value-type="float">
            <text:p>0.96</text:p>
          </table:table-cell>
          <table:table-cell table:style-name="ce55" table:formula="of:=IF(([.D111]&gt;0)*([.D72]=0);100;IF(([.D111]=0)*([.D72]&gt;0);-100;IF(ISERROR(([.D111]-[.D72])/[.D72]*100);0;([.D111]-[.D72])/[.D72]*100)))" office:value-type="float" office:value="1.23394610929237" calcext:value-type="float">
            <text:p>1.23</text:p>
          </table:table-cell>
          <table:table-cell table:style-name="ce55" table:formula="of:=IF(([.E111]&gt;0)*([.E72]=0);100;IF(([.E111]=0)*([.E72]&gt;0);-100;IF(ISERROR(([.E111]-[.E72])/[.E72]*100);0;([.E111]-[.E72])/[.E72]*100)))" office:value-type="float" office:value="-5.07042253521127" calcext:value-type="float">
            <text:p><text:s text:c="3"/>－5.07</text:p>
          </table:table-cell>
          <table:table-cell table:style-name="ce55" table:formula="of:=IF(([.F111]&gt;0)*([.F72]=0);100;IF(([.F111]=0)*([.F72]&gt;0);-100;IF(ISERROR(([.F111]-[.F72])/[.F72]*100);0;([.F111]-[.F72])/[.F72]*100)))" office:value-type="float" office:value="0" calcext:value-type="float">
            <text:p>－</text:p>
          </table:table-cell>
          <table:table-cell table:style-name="ce55" table:formula="of:=IF(([.G111]&gt;0)*([.G72]=0);100;IF(([.G111]=0)*([.G72]&gt;0);-100;IF(ISERROR(([.G111]-[.G72])/[.G72]*100);0;([.G111]-[.G72])/[.G72]*100)))" office:value-type="float" office:value="1.42173969238723" calcext:value-type="float">
            <text:p>1.42</text:p>
          </table:table-cell>
          <table:table-cell table:style-name="ce55" table:formula="of:=IF(([.H111]&gt;0)*([.H72]=0);100;IF(([.H111]=0)*([.H72]&gt;0);-100;IF(ISERROR(([.H111]-[.H72])/[.H72]*100);0;([.H111]-[.H72])/[.H72]*100)))" office:value-type="float" office:value="-13.1274131274131" calcext:value-type="float">
            <text:p><text:s text:c="3"/>－13.13</text:p>
          </table:table-cell>
          <table:table-cell table:style-name="ce55" table:formula="of:=IF(([.I111]&gt;0)*([.I72]=0);100;IF(([.I111]=0)*([.I72]&gt;0);-100;IF(ISERROR(([.I111]-[.I72])/[.I72]*100);0;([.I111]-[.I72])/[.I72]*100)))" office:value-type="float" office:value="1.32890365448505" calcext:value-type="float">
            <text:p>1.33</text:p>
          </table:table-cell>
          <table:table-cell table:style-name="ce55" table:formula="of:=IF(([.J111]&gt;0)*([.J72]=0);100;IF(([.J111]=0)*([.J72]&gt;0);-100;IF(ISERROR(([.J111]-[.J72])/[.J72]*100);0;([.J111]-[.J72])/[.J72]*100)))" office:value-type="float" office:value="0.906085465899351" calcext:value-type="float">
            <text:p>0.91</text:p>
          </table:table-cell>
          <table:table-cell table:style-name="ce55" table:formula="of:=IF(([.K111]&gt;0)*([.K72]=0);100;IF(([.K111]=0)*([.K72]&gt;0);-100;IF(ISERROR(([.K111]-[.K72])/[.K72]*100);0;([.K111]-[.K72])/[.K72]*100)))" office:value-type="float" office:value="-25.5813953488372" calcext:value-type="float">
            <text:p><text:s text:c="3"/>－25.58</text:p>
          </table:table-cell>
          <table:table-cell table:style-name="ce88" table:formula="of:=IF(([.L111]&gt;0)*([.L72]=0);100;IF(([.L111]=0)*([.L72]&gt;0);-100;IF(ISERROR(([.L111]-[.L72])/[.L72]*100);0;([.L111]-[.L72])/[.L72]*100)))" office:value-type="float" office:value="19.5402298850575" calcext:value-type="float">
            <text:p>19.54</text:p>
          </table:table-cell>
          <table:table-cell table:number-columns-repeated="1012"/>
        </table:table-row>
        <table:table-row table:style-name="ro7">
          <table:table-cell table:style-name="ce19" office:value-type="string" calcext:value-type="string" table:number-columns-spanned="1" table:number-rows-spanned="3">
            <text:p>較上月</text:p>
            <text:p>増減 (%)</text:p>
          </table:table-cell>
          <table:table-cell table:style-name="ce33" office:value-type="string" calcext:value-type="string">
            <text:p>計</text:p>
          </table:table-cell>
          <table:table-cell table:style-name="ce56" table:formula="of:=IF(([.C109]&gt;0)*([.C103]=0);100;IF(([.C109]=0)*([.C103]&gt;0);-100;IF(ISERROR(([.C109]-[.C103])/[.C103]*100);0;([.C109]-[.C103])/[.C103]*100)))" office:value-type="float" office:value="13.1361806059806" calcext:value-type="float">
            <text:p>13.14</text:p>
          </table:table-cell>
          <table:table-cell table:style-name="ce56" table:formula="of:=IF(([.D109]&gt;0)*([.D103]=0);100;IF(([.D109]=0)*([.D103]&gt;0);-100;IF(ISERROR(([.D109]-[.D103])/[.D103]*100);0;([.D109]-[.D103])/[.D103]*100)))" office:value-type="float" office:value="13.22143495907" calcext:value-type="float">
            <text:p>13.22</text:p>
          </table:table-cell>
          <table:table-cell table:style-name="ce56" table:formula="of:=IF(([.E109]&gt;0)*([.E103]=0);100;IF(([.E109]=0)*([.E103]&gt;0);-100;IF(ISERROR(([.E109]-[.E103])/[.E103]*100);0;([.E109]-[.E103])/[.E103]*100)))" office:value-type="float" office:value="11.1111111111111" calcext:value-type="float">
            <text:p>11.11</text:p>
          </table:table-cell>
          <table:table-cell table:style-name="ce56" table:formula="of:=IF(([.F109]&gt;0)*([.F103]=0);100;IF(([.F109]=0)*([.F103]&gt;0);-100;IF(ISERROR(([.F109]-[.F103])/[.F103]*100);0;([.F109]-[.F103])/[.F103]*100)))" office:value-type="float" office:value="0" calcext:value-type="float">
            <text:p>－</text:p>
          </table:table-cell>
          <table:table-cell table:style-name="ce56" table:formula="of:=IF(([.G109]&gt;0)*([.G103]=0);100;IF(([.G109]=0)*([.G103]&gt;0);-100;IF(ISERROR(([.G109]-[.G103])/[.G103]*100);0;([.G109]-[.G103])/[.G103]*100)))" office:value-type="float" office:value="12.4254542903248" calcext:value-type="float">
            <text:p>12.43</text:p>
          </table:table-cell>
          <table:table-cell table:style-name="ce56" table:formula="of:=IF(([.H109]&gt;0)*([.H103]=0);100;IF(([.H109]=0)*([.H103]&gt;0);-100;IF(ISERROR(([.H109]-[.H103])/[.H103]*100);0;([.H109]-[.H103])/[.H103]*100)))" office:value-type="float" office:value="15.9806295399516" calcext:value-type="float">
            <text:p>15.98</text:p>
          </table:table-cell>
          <table:table-cell table:style-name="ce56" table:formula="of:=IF(([.I109]&gt;0)*([.I103]=0);100;IF(([.I109]=0)*([.I103]&gt;0);-100;IF(ISERROR(([.I109]-[.I103])/[.I103]*100);0;([.I109]-[.I103])/[.I103]*100)))" office:value-type="float" office:value="31.6770186335404" calcext:value-type="float">
            <text:p>31.68</text:p>
          </table:table-cell>
          <table:table-cell table:style-name="ce56" table:formula="of:=IF(([.J109]&gt;0)*([.J103]=0);100;IF(([.J109]=0)*([.J103]&gt;0);-100;IF(ISERROR(([.J109]-[.J103])/[.J103]*100);0;([.J109]-[.J103])/[.J103]*100)))" office:value-type="float" office:value="13.2246376811594" calcext:value-type="float">
            <text:p>13.22</text:p>
          </table:table-cell>
          <table:table-cell table:style-name="ce56" table:formula="of:=IF(([.K109]&gt;0)*([.K103]=0);100;IF(([.K109]=0)*([.K103]&gt;0);-100;IF(ISERROR(([.K109]-[.K103])/[.K103]*100);0;([.K109]-[.K103])/[.K103]*100)))" office:value-type="float" office:value="-8.75" calcext:value-type="float">
            <text:p><text:s text:c="3"/>－8.75</text:p>
          </table:table-cell>
          <table:table-cell table:style-name="ce89" table:formula="of:=IF(([.L109]&gt;0)*([.L103]=0);100;IF(([.L109]=0)*([.L103]&gt;0);-100;IF(ISERROR(([.L109]-[.L103])/[.L103]*100);0;([.L109]-[.L103])/[.L103]*100)))" office:value-type="float" office:value="15.7575757575758" calcext:value-type="float">
            <text:p>15.76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1" office:value-type="string" calcext:value-type="string">
            <text:p>男</text:p>
          </table:table-cell>
          <table:table-cell table:style-name="ce54" table:formula="of:=IF(([.C110]&gt;0)*([.C104]=0);100;IF(([.C110]=0)*([.C104]&gt;0);-100;IF(ISERROR(([.C110]-[.C104])/[.C104]*100);0;([.C110]-[.C104])/[.C104]*100)))" office:value-type="float" office:value="12.3477368893448" calcext:value-type="float">
            <text:p>12.35</text:p>
          </table:table-cell>
          <table:table-cell table:style-name="ce54" table:formula="of:=IF(([.D110]&gt;0)*([.D104]=0);100;IF(([.D110]=0)*([.D104]&gt;0);-100;IF(ISERROR(([.D110]-[.D104])/[.D104]*100);0;([.D110]-[.D104])/[.D104]*100)))" office:value-type="float" office:value="12.5685252039043" calcext:value-type="float">
            <text:p>12.57</text:p>
          </table:table-cell>
          <table:table-cell table:style-name="ce54" table:formula="of:=IF(([.E110]&gt;0)*([.E104]=0);100;IF(([.E110]=0)*([.E104]&gt;0);-100;IF(ISERROR(([.E110]-[.E104])/[.E104]*100);0;([.E110]-[.E104])/[.E104]*100)))" office:value-type="float" office:value="7.1875" calcext:value-type="float">
            <text:p>7.19</text:p>
          </table:table-cell>
          <table:table-cell table:style-name="ce54" table:formula="of:=IF(([.F110]&gt;0)*([.F104]=0);100;IF(([.F110]=0)*([.F104]&gt;0);-100;IF(ISERROR(([.F110]-[.F104])/[.F104]*100);0;([.F110]-[.F104])/[.F104]*100)))" office:value-type="float" office:value="0" calcext:value-type="float">
            <text:p>－</text:p>
          </table:table-cell>
          <table:table-cell table:style-name="ce54" table:formula="of:=IF(([.G110]&gt;0)*([.G104]=0);100;IF(([.G110]=0)*([.G104]&gt;0);-100;IF(ISERROR(([.G110]-[.G104])/[.G104]*100);0;([.G110]-[.G104])/[.G104]*100)))" office:value-type="float" office:value="10.9347442680776" calcext:value-type="float">
            <text:p>10.93</text:p>
          </table:table-cell>
          <table:table-cell table:style-name="ce54" table:formula="of:=IF(([.H110]&gt;0)*([.H104]=0);100;IF(([.H110]=0)*([.H104]&gt;0);-100;IF(ISERROR(([.H110]-[.H104])/[.H104]*100);0;([.H110]-[.H104])/[.H104]*100)))" office:value-type="float" office:value="32.2916666666667" calcext:value-type="float">
            <text:p>32.29</text:p>
          </table:table-cell>
          <table:table-cell table:style-name="ce54" table:formula="of:=IF(([.I110]&gt;0)*([.I104]=0);100;IF(([.I110]=0)*([.I104]&gt;0);-100;IF(ISERROR(([.I110]-[.I104])/[.I104]*100);0;([.I110]-[.I104])/[.I104]*100)))" office:value-type="float" office:value="40.2542372881356" calcext:value-type="float">
            <text:p>40.25</text:p>
          </table:table-cell>
          <table:table-cell table:style-name="ce54" table:formula="of:=IF(([.J110]&gt;0)*([.J104]=0);100;IF(([.J110]=0)*([.J104]&gt;0);-100;IF(ISERROR(([.J110]-[.J104])/[.J104]*100);0;([.J110]-[.J104])/[.J104]*100)))" office:value-type="float" office:value="12.5831268744295" calcext:value-type="float">
            <text:p>12.58</text:p>
          </table:table-cell>
          <table:table-cell table:style-name="ce54" table:formula="of:=IF(([.K110]&gt;0)*([.K104]=0);100;IF(([.K110]=0)*([.K104]&gt;0);-100;IF(ISERROR(([.K110]-[.K104])/[.K104]*100);0;([.K110]-[.K104])/[.K104]*100)))" office:value-type="float" office:value="-4.65116279069768" calcext:value-type="float">
            <text:p><text:s text:c="3"/>－4.65</text:p>
          </table:table-cell>
          <table:table-cell table:style-name="ce87" table:formula="of:=IF(([.L110]&gt;0)*([.L104]=0);100;IF(([.L110]=0)*([.L104]&gt;0);-100;IF(ISERROR(([.L110]-[.L104])/[.L104]*100);0;([.L110]-[.L104])/[.L104]*100)))" office:value-type="float" office:value="0" calcext:value-type="float">
            <text:p>－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2" office:value-type="string" calcext:value-type="string">
            <text:p>女</text:p>
          </table:table-cell>
          <table:table-cell table:style-name="ce55" table:formula="of:=IF(([.C111]&gt;0)*([.C105]=0);100;IF(([.C111]=0)*([.C105]&gt;0);-100;IF(ISERROR(([.C111]-[.C105])/[.C105]*100);0;([.C111]-[.C105])/[.C105]*100)))" office:value-type="float" office:value="13.9727891156463" calcext:value-type="float">
            <text:p>13.97</text:p>
          </table:table-cell>
          <table:table-cell table:style-name="ce55" table:formula="of:=IF(([.D111]&gt;0)*([.D105]=0);100;IF(([.D111]=0)*([.D105]&gt;0);-100;IF(ISERROR(([.D111]-[.D105])/[.D105]*100);0;([.D111]-[.D105])/[.D105]*100)))" office:value-type="float" office:value="13.9132898838198" calcext:value-type="float">
            <text:p>13.91</text:p>
          </table:table-cell>
          <table:table-cell table:style-name="ce55" table:formula="of:=IF(([.E111]&gt;0)*([.E105]=0);100;IF(([.E111]=0)*([.E105]&gt;0);-100;IF(ISERROR(([.E111]-[.E105])/[.E105]*100);0;([.E111]-[.E105])/[.E105]*100)))" office:value-type="float" office:value="15.4109589041096" calcext:value-type="float">
            <text:p>15.41</text:p>
          </table:table-cell>
          <table:table-cell table:style-name="ce55" table:formula="of:=IF(([.F111]&gt;0)*([.F105]=0);100;IF(([.F111]=0)*([.F105]&gt;0);-100;IF(ISERROR(([.F111]-[.F105])/[.F105]*100);0;([.F111]-[.F105])/[.F105]*100)))" office:value-type="float" office:value="0" calcext:value-type="float">
            <text:p>－</text:p>
          </table:table-cell>
          <table:table-cell table:style-name="ce55" table:formula="of:=IF(([.G111]&gt;0)*([.G105]=0);100;IF(([.G111]=0)*([.G105]&gt;0);-100;IF(ISERROR(([.G111]-[.G105])/[.G105]*100);0;([.G111]-[.G105])/[.G105]*100)))" office:value-type="float" office:value="14.0220866027318" calcext:value-type="float">
            <text:p>14.02</text:p>
          </table:table-cell>
          <table:table-cell table:style-name="ce55" table:formula="of:=IF(([.H111]&gt;0)*([.H105]=0);100;IF(([.H111]=0)*([.H105]&gt;0);-100;IF(ISERROR(([.H111]-[.H105])/[.H105]*100);0;([.H111]-[.H105])/[.H105]*100)))" office:value-type="float" office:value="1.80995475113122" calcext:value-type="float">
            <text:p>1.81</text:p>
          </table:table-cell>
          <table:table-cell table:style-name="ce55" table:formula="of:=IF(([.I111]&gt;0)*([.I105]=0);100;IF(([.I111]=0)*([.I105]&gt;0);-100;IF(ISERROR(([.I111]-[.I105])/[.I105]*100);0;([.I111]-[.I105])/[.I105]*100)))" office:value-type="float" office:value="23.4817813765182" calcext:value-type="float">
            <text:p>23.48</text:p>
          </table:table-cell>
          <table:table-cell table:style-name="ce55" table:formula="of:=IF(([.J111]&gt;0)*([.J105]=0);100;IF(([.J111]=0)*([.J105]&gt;0);-100;IF(ISERROR(([.J111]-[.J105])/[.J105]*100);0;([.J111]-[.J105])/[.J105]*100)))" office:value-type="float" office:value="13.9046302695232" calcext:value-type="float">
            <text:p>13.90</text:p>
          </table:table-cell>
          <table:table-cell table:style-name="ce55" table:formula="of:=IF(([.K111]&gt;0)*([.K105]=0);100;IF(([.K111]=0)*([.K105]&gt;0);-100;IF(ISERROR(([.K111]-[.K105])/[.K105]*100);0;([.K111]-[.K105])/[.K105]*100)))" office:value-type="float" office:value="-13.5135135135135" calcext:value-type="float">
            <text:p><text:s text:c="3"/>－13.51</text:p>
          </table:table-cell>
          <table:table-cell table:style-name="ce88" table:formula="of:=IF(([.L111]&gt;0)*([.L105]=0);100;IF(([.L111]=0)*([.L105]&gt;0);-100;IF(ISERROR(([.L111]-[.L105])/[.L105]*100);0;([.L111]-[.L105])/[.L105]*100)))" office:value-type="float" office:value="33.3333333333333" calcext:value-type="float">
            <text:p>33.33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說明：1.本表按登記日期統計，86年以前未有是項統計。生父原屬國籍(地區)自103年起統計。</text:p>
          </table:table-cell>
          <table:table-cell table:style-name="ce34" table:number-columns-repeated="4"/>
          <table:table-cell table:style-name="ce60"/>
          <table:table-cell table:style-name="ce63" table:number-columns-repeated="2"/>
          <table:table-cell table:number-columns-repeated="3"/>
          <table:table-cell table:style-name="ce90" office:value-type="string" calcext:value-type="string">
            <text:p>內政部戶政司 民國108年2月11日編製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35" table:number-columns-repeated="4"/>
          <table:table-cell table:number-columns-repeated="1019"/>
        </table:table-row>
        <table:table-row table:style-name="ro9">
          <table:table-cell table:style-name="ce20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1">
          <table:table-cell table:style-name="ce9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93"/>
          <table:table-cell table:style-name="ce66" table:number-columns-repeated="1012"/>
        </table:table-row>
        <table:table-row table:style-name="ro12">
          <table:table-cell table:style-name="ce66"/>
          <table:table-cell table:style-name="ce104" table:number-columns-repeated="2"/>
          <table:table-cell table:style-name="ce66"/>
          <table:table-cell table:style-name="ce104"/>
          <table:table-cell table:style-name="ce104" office:value-type="string" calcext:value-type="string">
            <text:p>中 華 民 國 108 年 1 月 份</text:p>
          </table:table-cell>
          <table:table-cell table:style-name="ce66"/>
          <table:table-cell table:style-name="ce104"/>
          <table:table-cell table:style-name="ce66" table:number-columns-repeated="3"/>
          <table:table-cell table:style-name="ce126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13">
          <table:table-cell table:style-name="ce94" office:value-type="string" calcext:value-type="string" table:number-columns-spanned="1" table:number-rows-spanned="4">
            <text:p>區域別</text:p>
          </table:table-cell>
          <table:table-cell table:style-name="ce105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number-columns-repeated="1012"/>
        </table:table-row>
        <table:table-row table:style-name="ro14">
          <table:covered-table-cell table:style-name="ce94"/>
          <table:covered-table-cell table:style-name="ce105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6">
          <table:table-cell table:style-name="ce95"/>
          <table:table-cell table:style-name="ce23" office:value-type="string" calcext:value-type="string">
            <text:p>計</text:p>
          </table:table-cell>
          <table:table-cell table:style-name="ce106" office:value-type="float" office:value="17139" calcext:value-type="float">
            <text:p><text:s text:c="3"/>17,139</text:p>
          </table:table-cell>
          <table:table-cell table:style-name="ce113" office:value-type="float" office:value="16459" calcext:value-type="float">
            <text:p><text:s text:c="3"/>16,459</text:p>
          </table:table-cell>
          <table:table-cell table:style-name="ce113" office:value-type="float" office:value="680" calcext:value-type="float">
            <text:p><text:s text:c="3"/>680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6024" calcext:value-type="float">
            <text:p><text:s text:c="3"/>16,024</text:p>
          </table:table-cell>
          <table:table-cell table:style-name="ce113" office:value-type="float" office:value="479" calcext:value-type="float">
            <text:p><text:s text:c="3"/>479</text:p>
          </table:table-cell>
          <table:table-cell table:style-name="ce113" office:value-type="float" office:value="636" calcext:value-type="float">
            <text:p><text:s text:c="3"/>636</text:p>
          </table:table-cell>
          <table:table-cell table:style-name="ce113" office:value-type="float" office:value="16875" calcext:value-type="float">
            <text:p><text:s text:c="3"/>16,875</text:p>
          </table:table-cell>
          <table:table-cell table:style-name="ce113" office:value-type="float" office:value="73" calcext:value-type="float">
            <text:p><text:s text:c="3"/>73</text:p>
          </table:table-cell>
          <table:table-cell table:style-name="ce127" office:value-type="float" office:value="191" calcext:value-type="float">
            <text:p><text:s text:c="3"/>191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總 <text:s text:c="5"/>計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762" calcext:value-type="float">
            <text:p><text:s text:c="3"/>8,762</text:p>
          </table:table-cell>
          <table:table-cell table:style-name="ce114" office:value-type="float" office:value="8419" calcext:value-type="float">
            <text:p><text:s text:c="3"/>8,419</text:p>
          </table:table-cell>
          <table:table-cell table:style-name="ce114" office:value-type="float" office:value="343" calcext:value-type="float">
            <text:p><text:s text:c="3"/>343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8177" calcext:value-type="float">
            <text:p><text:s text:c="3"/>8,177</text:p>
          </table:table-cell>
          <table:table-cell table:style-name="ce114" office:value-type="float" office:value="254" calcext:value-type="float">
            <text:p><text:s text:c="3"/>254</text:p>
          </table:table-cell>
          <table:table-cell table:style-name="ce114" office:value-type="float" office:value="331" calcext:value-type="float">
            <text:p><text:s text:c="3"/>331</text:p>
          </table:table-cell>
          <table:table-cell table:style-name="ce114" office:value-type="float" office:value="8634" calcext:value-type="float">
            <text:p><text:s text:c="3"/>8,634</text:p>
          </table:table-cell>
          <table:table-cell table:style-name="ce114" office:value-type="float" office:value="41" calcext:value-type="float">
            <text:p><text:s text:c="3"/>41</text:p>
          </table:table-cell>
          <table:table-cell table:style-name="ce128" office:value-type="float" office:value="87" calcext:value-type="float">
            <text:p><text:s text:c="3"/>87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8377" calcext:value-type="float">
            <text:p><text:s text:c="3"/>8,377</text:p>
          </table:table-cell>
          <table:table-cell table:style-name="ce114" office:value-type="float" office:value="8040" calcext:value-type="float">
            <text:p><text:s text:c="3"/>8,040</text:p>
          </table:table-cell>
          <table:table-cell table:style-name="ce114" office:value-type="float" office:value="337" calcext:value-type="float">
            <text:p><text:s text:c="3"/>337</text:p>
          </table:table-cell>
          <table:table-cell table:style-name="ce114" office:value-type="float" office:value="0" calcext:value-type="float">
            <text:p>—</text:p>
          </table:table-cell>
          <table:table-cell table:style-name="ce116" office:value-type="float" office:value="7847" calcext:value-type="float">
            <text:p><text:s text:c="3"/>7,847</text:p>
          </table:table-cell>
          <table:table-cell table:style-name="ce114" office:value-type="float" office:value="225" calcext:value-type="float">
            <text:p><text:s text:c="3"/>225</text:p>
          </table:table-cell>
          <table:table-cell table:style-name="ce114" office:value-type="float" office:value="305" calcext:value-type="float">
            <text:p><text:s text:c="3"/>305</text:p>
          </table:table-cell>
          <table:table-cell table:style-name="ce114" office:value-type="float" office:value="8241" calcext:value-type="float">
            <text:p><text:s text:c="3"/>8,241</text:p>
          </table:table-cell>
          <table:table-cell table:style-name="ce114" office:value-type="float" office:value="32" calcext:value-type="float">
            <text:p><text:s text:c="3"/>32</text:p>
          </table:table-cell>
          <table:table-cell table:style-name="ce129" office:value-type="float" office:value="104" calcext:value-type="float">
            <text:p><text:s text:c="3"/>104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727" calcext:value-type="float">
            <text:p><text:s text:c="3"/>2,727</text:p>
          </table:table-cell>
          <table:table-cell table:style-name="ce106" office:value-type="float" office:value="2629" calcext:value-type="float">
            <text:p><text:s text:c="3"/>2,629</text:p>
          </table:table-cell>
          <table:table-cell table:style-name="ce106" office:value-type="float" office:value="98" calcext:value-type="float">
            <text:p><text:s text:c="3"/>98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2526" calcext:value-type="float">
            <text:p><text:s text:c="3"/>2,526</text:p>
          </table:table-cell>
          <table:table-cell table:style-name="ce106" office:value-type="float" office:value="99" calcext:value-type="float">
            <text:p><text:s text:c="3"/>99</text:p>
          </table:table-cell>
          <table:table-cell table:style-name="ce121" office:value-type="float" office:value="102" calcext:value-type="float">
            <text:p><text:s text:c="3"/>102</text:p>
          </table:table-cell>
          <table:table-cell table:style-name="ce113" office:value-type="float" office:value="2682" calcext:value-type="float">
            <text:p><text:s text:c="3"/>2,682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21" office:value-type="float" office:value="30" calcext:value-type="float">
            <text:p><text:s text:c="3"/>30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390" calcext:value-type="float">
            <text:p><text:s text:c="3"/>1,390</text:p>
          </table:table-cell>
          <table:table-cell table:style-name="ce107" office:value-type="float" office:value="1333" calcext:value-type="float">
            <text:p><text:s text:c="3"/>1,333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280" calcext:value-type="float">
            <text:p><text:s text:c="3"/>1,280</text:p>
          </table:table-cell>
          <table:table-cell table:style-name="ce107" office:value-type="float" office:value="51" calcext:value-type="float">
            <text:p><text:s text:c="3"/>51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style-name="ce114" office:value-type="float" office:value="1367" calcext:value-type="float">
            <text:p><text:s text:c="3"/>1,367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337" calcext:value-type="float">
            <text:p><text:s text:c="3"/>1,337</text:p>
          </table:table-cell>
          <table:table-cell table:style-name="ce107" office:value-type="float" office:value="1296" calcext:value-type="float">
            <text:p><text:s text:c="3"/>1,296</text:p>
          </table:table-cell>
          <table:table-cell table:style-name="ce108" office:value-type="float" office:value="41" calcext:value-type="float">
            <text:p><text:s text:c="3"/>41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1246" calcext:value-type="float">
            <text:p><text:s text:c="3"/>1,246</text:p>
          </table:table-cell>
          <table:table-cell table:style-name="ce108" office:value-type="float" office:value="48" calcext:value-type="float">
            <text:p><text:s text:c="3"/>48</text:p>
          </table:table-cell>
          <table:table-cell table:style-name="ce122" office:value-type="float" office:value="43" calcext:value-type="float">
            <text:p><text:s text:c="3"/>43</text:p>
          </table:table-cell>
          <table:table-cell table:style-name="ce116" office:value-type="float" office:value="1315" calcext:value-type="float">
            <text:p><text:s text:c="3"/>1,31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102" calcext:value-type="float">
            <text:p><text:s text:c="3"/>2,102</text:p>
          </table:table-cell>
          <table:table-cell table:style-name="ce106" office:value-type="float" office:value="2044" calcext:value-type="float">
            <text:p><text:s text:c="3"/>2,044</text:p>
          </table:table-cell>
          <table:table-cell table:style-name="ce106" office:value-type="float" office:value="58" calcext:value-type="float">
            <text:p><text:s text:c="3"/>58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984" calcext:value-type="float">
            <text:p><text:s text:c="3"/>1,984</text:p>
          </table:table-cell>
          <table:table-cell table:style-name="ce106" office:value-type="float" office:value="71" calcext:value-type="float">
            <text:p><text:s text:c="3"/>71</text:p>
          </table:table-cell>
          <table:table-cell table:style-name="ce121" office:value-type="float" office:value="47" calcext:value-type="float">
            <text:p><text:s text:c="3"/>47</text:p>
          </table:table-cell>
          <table:table-cell table:style-name="ce113" office:value-type="float" office:value="2042" calcext:value-type="float">
            <text:p><text:s text:c="3"/>2,042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21" office:value-type="float" office:value="53" calcext:value-type="float">
            <text:p><text:s text:c="3"/>53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86" calcext:value-type="float">
            <text:p><text:s text:c="3"/>1,086</text:p>
          </table:table-cell>
          <table:table-cell table:style-name="ce107" office:value-type="float" office:value="1048" calcext:value-type="float">
            <text:p><text:s text:c="3"/>1,048</text:p>
          </table:table-cell>
          <table:table-cell table:style-name="ce107" office:value-type="float" office:value="38" calcext:value-type="float">
            <text:p><text:s text:c="3"/>38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019" calcext:value-type="float">
            <text:p><text:s text:c="3"/>1,019</text:p>
          </table:table-cell>
          <table:table-cell table:style-name="ce107" office:value-type="float" office:value="41" calcext:value-type="float">
            <text:p><text:s text:c="3"/>41</text:p>
          </table:table-cell>
          <table:table-cell table:style-name="ce109" office:value-type="float" office:value="26" calcext:value-type="float">
            <text:p><text:s text:c="3"/>26</text:p>
          </table:table-cell>
          <table:table-cell table:style-name="ce114" office:value-type="float" office:value="1058" calcext:value-type="float">
            <text:p><text:s text:c="3"/>1,05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25" calcext:value-type="float">
            <text:p><text:s text:c="3"/>25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1016" calcext:value-type="float">
            <text:p><text:s text:c="3"/>1,016</text:p>
          </table:table-cell>
          <table:table-cell table:style-name="ce107" office:value-type="float" office:value="996" calcext:value-type="float">
            <text:p><text:s text:c="3"/>996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65" calcext:value-type="float">
            <text:p><text:s text:c="3"/>965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22" office:value-type="float" office:value="21" calcext:value-type="float">
            <text:p><text:s text:c="3"/>21</text:p>
          </table:table-cell>
          <table:table-cell table:style-name="ce116" office:value-type="float" office:value="984" calcext:value-type="float">
            <text:p><text:s text:c="3"/>98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28" calcext:value-type="float">
            <text:p><text:s text:c="3"/>28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2257" calcext:value-type="float">
            <text:p><text:s text:c="3"/>2,257</text:p>
          </table:table-cell>
          <table:table-cell table:style-name="ce106" office:value-type="float" office:value="2164" calcext:value-type="float">
            <text:p><text:s text:c="3"/>2,164</text:p>
          </table:table-cell>
          <table:table-cell table:style-name="ce106" office:value-type="float" office:value="93" calcext:value-type="float">
            <text:p><text:s text:c="3"/>93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2107" calcext:value-type="float">
            <text:p><text:s text:c="3"/>2,107</text:p>
          </table:table-cell>
          <table:table-cell table:style-name="ce106" office:value-type="float" office:value="59" calcext:value-type="float">
            <text:p><text:s text:c="3"/>59</text:p>
          </table:table-cell>
          <table:table-cell table:style-name="ce121" office:value-type="float" office:value="91" calcext:value-type="float">
            <text:p><text:s text:c="3"/>91</text:p>
          </table:table-cell>
          <table:table-cell table:style-name="ce113" office:value-type="float" office:value="2231" calcext:value-type="float">
            <text:p><text:s text:c="3"/>2,231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21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215" calcext:value-type="float">
            <text:p><text:s text:c="3"/>1,215</text:p>
          </table:table-cell>
          <table:table-cell table:style-name="ce107" office:value-type="float" office:value="1164" calcext:value-type="float">
            <text:p><text:s text:c="3"/>1,164</text:p>
          </table:table-cell>
          <table:table-cell table:style-name="ce107" office:value-type="float" office:value="51" calcext:value-type="float">
            <text:p><text:s text:c="3"/>51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129" calcext:value-type="float">
            <text:p><text:s text:c="3"/>1,129</text:p>
          </table:table-cell>
          <table:table-cell table:style-name="ce107" office:value-type="float" office:value="34" calcext:value-type="float">
            <text:p><text:s text:c="3"/>34</text:p>
          </table:table-cell>
          <table:table-cell table:style-name="ce109" office:value-type="float" office:value="52" calcext:value-type="float">
            <text:p><text:s text:c="3"/>52</text:p>
          </table:table-cell>
          <table:table-cell table:style-name="ce114" office:value-type="float" office:value="1200" calcext:value-type="float">
            <text:p><text:s text:c="3"/>1,200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042" calcext:value-type="float">
            <text:p><text:s text:c="3"/>1,042</text:p>
          </table:table-cell>
          <table:table-cell table:style-name="ce107" office:value-type="float" office:value="1000" calcext:value-type="float">
            <text:p><text:s text:c="3"/>1,000</text:p>
          </table:table-cell>
          <table:table-cell table:style-name="ce108" office:value-type="float" office:value="42" calcext:value-type="float">
            <text:p><text:s text:c="3"/>42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78" calcext:value-type="float">
            <text:p><text:s text:c="3"/>978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22" office:value-type="float" office:value="39" calcext:value-type="float">
            <text:p><text:s text:c="3"/>39</text:p>
          </table:table-cell>
          <table:table-cell table:style-name="ce116" office:value-type="float" office:value="1031" calcext:value-type="float">
            <text:p><text:s text:c="3"/>1,03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7" calcext:value-type="float">
            <text:p><text:s text:c="3"/>7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2140" calcext:value-type="float">
            <text:p><text:s text:c="3"/>2,140</text:p>
          </table:table-cell>
          <table:table-cell table:style-name="ce106" office:value-type="float" office:value="2053" calcext:value-type="float">
            <text:p><text:s text:c="3"/>2,053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2014" calcext:value-type="float">
            <text:p><text:s text:c="3"/>2,014</text:p>
          </table:table-cell>
          <table:table-cell table:style-name="ce106" office:value-type="float" office:value="62" calcext:value-type="float">
            <text:p><text:s text:c="3"/>62</text:p>
          </table:table-cell>
          <table:table-cell table:style-name="ce121" office:value-type="float" office:value="64" calcext:value-type="float">
            <text:p><text:s text:c="3"/>64</text:p>
          </table:table-cell>
          <table:table-cell table:style-name="ce113" office:value-type="float" office:value="2100" calcext:value-type="float">
            <text:p><text:s text:c="3"/>2,100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21" office:value-type="float" office:value="25" calcext:value-type="float">
            <text:p><text:s text:c="3"/>25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127" calcext:value-type="float">
            <text:p><text:s text:c="3"/>1,127</text:p>
          </table:table-cell>
          <table:table-cell table:style-name="ce107" office:value-type="float" office:value="1082" calcext:value-type="float">
            <text:p><text:s text:c="3"/>1,082</text:p>
          </table:table-cell>
          <table:table-cell table:style-name="ce107" office:value-type="float" office:value="45" calcext:value-type="float">
            <text:p><text:s text:c="3"/>45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062" calcext:value-type="float">
            <text:p><text:s text:c="3"/>1,062</text:p>
          </table:table-cell>
          <table:table-cell table:style-name="ce107" office:value-type="float" office:value="31" calcext:value-type="float">
            <text:p><text:s text:c="3"/>31</text:p>
          </table:table-cell>
          <table:table-cell table:style-name="ce109" office:value-type="float" office:value="34" calcext:value-type="float">
            <text:p><text:s text:c="3"/>34</text:p>
          </table:table-cell>
          <table:table-cell table:style-name="ce114" office:value-type="float" office:value="1108" calcext:value-type="float">
            <text:p><text:s text:c="3"/>1,108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013" calcext:value-type="float">
            <text:p><text:s text:c="3"/>1,013</text:p>
          </table:table-cell>
          <table:table-cell table:style-name="ce107" office:value-type="float" office:value="971" calcext:value-type="float">
            <text:p><text:s text:c="3"/>971</text:p>
          </table:table-cell>
          <table:table-cell table:style-name="ce108" office:value-type="float" office:value="42" calcext:value-type="float">
            <text:p><text:s text:c="3"/>42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52" calcext:value-type="float">
            <text:p><text:s text:c="3"/>952</text:p>
          </table:table-cell>
          <table:table-cell table:style-name="ce108" office:value-type="float" office:value="31" calcext:value-type="float">
            <text:p><text:s text:c="3"/>31</text:p>
          </table:table-cell>
          <table:table-cell table:style-name="ce122" office:value-type="float" office:value="30" calcext:value-type="float">
            <text:p><text:s text:c="3"/>30</text:p>
          </table:table-cell>
          <table:table-cell table:style-name="ce116" office:value-type="float" office:value="992" calcext:value-type="float">
            <text:p><text:s text:c="3"/>99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22" office:value-type="float" office:value="15" calcext:value-type="float">
            <text:p><text:s text:c="3"/>15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131" calcext:value-type="float">
            <text:p><text:s text:c="3"/>1,131</text:p>
          </table:table-cell>
          <table:table-cell table:style-name="ce106" office:value-type="float" office:value="1082" calcext:value-type="float">
            <text:p><text:s text:c="3"/>1,082</text:p>
          </table:table-cell>
          <table:table-cell table:style-name="ce106" office:value-type="float" office:value="49" calcext:value-type="float">
            <text:p><text:s text:c="3"/>49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057" calcext:value-type="float">
            <text:p><text:s text:c="3"/>1,057</text:p>
          </table:table-cell>
          <table:table-cell table:style-name="ce106" office:value-type="float" office:value="27" calcext:value-type="float">
            <text:p><text:s text:c="3"/>27</text:p>
          </table:table-cell>
          <table:table-cell table:style-name="ce121" office:value-type="float" office:value="47" calcext:value-type="float">
            <text:p><text:s text:c="3"/>47</text:p>
          </table:table-cell>
          <table:table-cell table:style-name="ce113" office:value-type="float" office:value="1115" calcext:value-type="float">
            <text:p><text:s text:c="3"/>1,115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21" office:value-type="float" office:value="12" calcext:value-type="float">
            <text:p><text:s text:c="3"/>12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563" calcext:value-type="float">
            <text:p><text:s text:c="3"/>563</text:p>
          </table:table-cell>
          <table:table-cell table:style-name="ce107" office:value-type="float" office:value="545" calcext:value-type="float">
            <text:p><text:s text:c="3"/>545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526" calcext:value-type="float">
            <text:p><text:s text:c="3"/>526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9" office:value-type="float" office:value="25" calcext:value-type="float">
            <text:p><text:s text:c="3"/>25</text:p>
          </table:table-cell>
          <table:table-cell table:style-name="ce114" office:value-type="float" office:value="555" calcext:value-type="float">
            <text:p><text:s text:c="3"/>55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568" calcext:value-type="float">
            <text:p><text:s text:c="3"/>568</text:p>
          </table:table-cell>
          <table:table-cell table:style-name="ce107" office:value-type="float" office:value="537" calcext:value-type="float">
            <text:p><text:s text:c="3"/>537</text:p>
          </table:table-cell>
          <table:table-cell table:style-name="ce108" office:value-type="float" office:value="31" calcext:value-type="float">
            <text:p><text:s text:c="3"/>31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531" calcext:value-type="float">
            <text:p><text:s text:c="3"/>531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116" office:value-type="float" office:value="560" calcext:value-type="float">
            <text:p><text:s text:c="3"/>56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22" office:value-type="float" office:value="7" calcext:value-type="float">
            <text:p><text:s text:c="3"/>7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840" calcext:value-type="float">
            <text:p><text:s text:c="3"/>1,840</text:p>
          </table:table-cell>
          <table:table-cell table:style-name="ce106" office:value-type="float" office:value="1753" calcext:value-type="float">
            <text:p><text:s text:c="3"/>1,753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742" calcext:value-type="float">
            <text:p><text:s text:c="3"/>1,742</text:p>
          </table:table-cell>
          <table:table-cell table:style-name="ce106" office:value-type="float" office:value="36" calcext:value-type="float">
            <text:p><text:s text:c="3"/>36</text:p>
          </table:table-cell>
          <table:table-cell table:style-name="ce121" office:value-type="float" office:value="62" calcext:value-type="float">
            <text:p><text:s text:c="3"/>62</text:p>
          </table:table-cell>
          <table:table-cell table:style-name="ce113" office:value-type="float" office:value="1815" calcext:value-type="float">
            <text:p><text:s text:c="3"/>1,815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21" office:value-type="float" office:value="19" calcext:value-type="float">
            <text:p><text:s text:c="3"/>19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00" calcext:value-type="float">
            <text:p><text:s text:c="3"/>900</text:p>
          </table:table-cell>
          <table:table-cell table:style-name="ce107" office:value-type="float" office:value="861" calcext:value-type="float">
            <text:p><text:s text:c="3"/>861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54" calcext:value-type="float">
            <text:p><text:s text:c="3"/>854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9" office:value-type="float" office:value="29" calcext:value-type="float">
            <text:p><text:s text:c="3"/>29</text:p>
          </table:table-cell>
          <table:table-cell table:style-name="ce114" office:value-type="float" office:value="892" calcext:value-type="float">
            <text:p><text:s text:c="3"/>89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5" office:value-type="string" calcext:value-type="string">
            <text:p>女</text:p>
          </table:table-cell>
          <table:table-cell table:style-name="ce108" office:value-type="float" office:value="940" calcext:value-type="float">
            <text:p><text:s text:c="3"/>940</text:p>
          </table:table-cell>
          <table:table-cell table:style-name="ce107" office:value-type="float" office:value="892" calcext:value-type="float">
            <text:p><text:s text:c="3"/>892</text:p>
          </table:table-cell>
          <table:table-cell table:style-name="ce108" office:value-type="float" office:value="48" calcext:value-type="float">
            <text:p><text:s text:c="3"/>48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88" calcext:value-type="float">
            <text:p><text:s text:c="3"/>888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22" office:value-type="float" office:value="33" calcext:value-type="float">
            <text:p><text:s text:c="3"/>33</text:p>
          </table:table-cell>
          <table:table-cell table:style-name="ce116" office:value-type="float" office:value="923" calcext:value-type="float">
            <text:p><text:s text:c="3"/>92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14" calcext:value-type="float">
            <text:p><text:s text:c="3"/>14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4828" calcext:value-type="float">
            <text:p><text:s text:c="3"/>4,828</text:p>
          </table:table-cell>
          <table:table-cell table:style-name="ce106" office:value-type="float" office:value="4621" calcext:value-type="float">
            <text:p><text:s text:c="3"/>4,621</text:p>
          </table:table-cell>
          <table:table-cell table:style-name="ce106" office:value-type="float" office:value="207" calcext:value-type="float">
            <text:p><text:s text:c="3"/>207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4488" calcext:value-type="float">
            <text:p><text:s text:c="3"/>4,488</text:p>
          </table:table-cell>
          <table:table-cell table:style-name="ce106" office:value-type="float" office:value="119" calcext:value-type="float">
            <text:p><text:s text:c="3"/>119</text:p>
          </table:table-cell>
          <table:table-cell table:style-name="ce106" office:value-type="float" office:value="221" calcext:value-type="float">
            <text:p><text:s text:c="3"/>221</text:p>
          </table:table-cell>
          <table:table-cell table:style-name="ce113" office:value-type="float" office:value="4778" calcext:value-type="float">
            <text:p><text:s text:c="3"/>4,778</text:p>
          </table:table-cell>
          <table:table-cell table:style-name="ce106" office:value-type="float" office:value="16" calcext:value-type="float">
            <text:p><text:s text:c="3"/>16</text:p>
          </table:table-cell>
          <table:table-cell table:style-name="ce121" office:value-type="float" office:value="34" calcext:value-type="float">
            <text:p><text:s text:c="3"/>34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109" office:value-type="float" office:value="2424" calcext:value-type="float">
            <text:p><text:s text:c="3"/>2,424</text:p>
          </table:table-cell>
          <table:table-cell table:style-name="ce107" office:value-type="float" office:value="2330" calcext:value-type="float">
            <text:p><text:s text:c="3"/>2,330</text:p>
          </table:table-cell>
          <table:table-cell table:style-name="ce107" office:value-type="float" office:value="94" calcext:value-type="float">
            <text:p><text:s text:c="3"/>94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254" calcext:value-type="float">
            <text:p><text:s text:c="3"/>2,254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style-name="ce107" office:value-type="float" office:value="105" calcext:value-type="float">
            <text:p><text:s text:c="3"/>105</text:p>
          </table:table-cell>
          <table:table-cell table:style-name="ce114" office:value-type="float" office:value="2399" calcext:value-type="float">
            <text:p><text:s text:c="3"/>2,399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9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2404" calcext:value-type="float">
            <text:p><text:s text:c="3"/>2,404</text:p>
          </table:table-cell>
          <table:table-cell table:style-name="ce107" office:value-type="float" office:value="2291" calcext:value-type="float">
            <text:p><text:s text:c="3"/>2,291</text:p>
          </table:table-cell>
          <table:table-cell table:style-name="ce107" office:value-type="float" office:value="113" calcext:value-type="float">
            <text:p><text:s text:c="3"/>113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234" calcext:value-type="float">
            <text:p><text:s text:c="3"/>2,234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style-name="ce107" office:value-type="float" office:value="116" calcext:value-type="float">
            <text:p><text:s text:c="3"/>116</text:p>
          </table:table-cell>
          <table:table-cell table:style-name="ce116" office:value-type="float" office:value="2379" calcext:value-type="float">
            <text:p><text:s text:c="3"/>2,379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22" office:value-type="float" office:value="16" calcext:value-type="float">
            <text:p><text:s text:c="3"/>16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87" calcext:value-type="float">
            <text:p><text:s text:c="3"/>287</text:p>
          </table:table-cell>
          <table:table-cell table:style-name="ce110" office:value-type="float" office:value="278" calcext:value-type="float">
            <text:p><text:s text:c="3"/>278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17" office:value-type="float" office:value="271" calcext:value-type="float">
            <text:p><text:s text:c="3"/>271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17" office:value-type="float" office:value="283" calcext:value-type="float">
            <text:p><text:s text:c="3"/>28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宜蘭縣" calcext:value-type="string">
            <text:p><text:s/>宜蘭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45" calcext:value-type="float">
            <text:p><text:s text:c="3"/>145</text:p>
          </table:table-cell>
          <table:table-cell table:style-name="ce111" office:value-type="float" office:value="142" calcext:value-type="float">
            <text:p><text:s text:c="3"/>14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35" calcext:value-type="float">
            <text:p><text:s text:c="3"/>135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18" office:value-type="float" office:value="143" calcext:value-type="float">
            <text:p><text:s text:c="3"/>14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42" calcext:value-type="float">
            <text:p><text:s text:c="3"/>142</text:p>
          </table:table-cell>
          <table:table-cell table:style-name="ce111" office:value-type="float" office:value="136" calcext:value-type="float">
            <text:p><text:s text:c="3"/>136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36" calcext:value-type="float">
            <text:p><text:s text:c="3"/>136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140" calcext:value-type="float">
            <text:p><text:s text:c="3"/>14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447" calcext:value-type="float">
            <text:p><text:s text:c="3"/>447</text:p>
          </table:table-cell>
          <table:table-cell table:style-name="ce110" office:value-type="float" office:value="428" calcext:value-type="float">
            <text:p><text:s text:c="3"/>428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417" calcext:value-type="float">
            <text:p><text:s text:c="3"/>417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23" calcext:value-type="float">
            <text:p><text:s text:c="3"/>23</text:p>
          </table:table-cell>
          <table:table-cell table:style-name="ce117" office:value-type="float" office:value="443" calcext:value-type="float">
            <text:p><text:s text:c="3"/>44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縣" calcext:value-type="string">
            <text:p><text:s/>新竹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230" calcext:value-type="float">
            <text:p><text:s text:c="3"/>230</text:p>
          </table:table-cell>
          <table:table-cell table:style-name="ce111" office:value-type="float" office:value="222" calcext:value-type="float">
            <text:p><text:s text:c="3"/>222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212" calcext:value-type="float">
            <text:p><text:s text:c="3"/>21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18" office:value-type="float" office:value="228" calcext:value-type="float">
            <text:p><text:s text:c="3"/>22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217" calcext:value-type="float">
            <text:p><text:s text:c="3"/>217</text:p>
          </table:table-cell>
          <table:table-cell table:style-name="ce111" office:value-type="float" office:value="206" calcext:value-type="float">
            <text:p><text:s text:c="3"/>206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205" calcext:value-type="float">
            <text:p><text:s text:c="3"/>205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19" office:value-type="float" office:value="215" calcext:value-type="float">
            <text:p><text:s text:c="3"/>215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03" calcext:value-type="float">
            <text:p><text:s text:c="3"/>303</text:p>
          </table:table-cell>
          <table:table-cell table:style-name="ce110" office:value-type="float" office:value="292" calcext:value-type="float">
            <text:p><text:s text:c="3"/>292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73" calcext:value-type="float">
            <text:p><text:s text:c="3"/>273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style-name="ce117" office:value-type="float" office:value="299" calcext:value-type="float">
            <text:p><text:s text:c="3"/>29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苗栗縣" calcext:value-type="string">
            <text:p><text:s/>苗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51" calcext:value-type="float">
            <text:p><text:s text:c="3"/>151</text:p>
          </table:table-cell>
          <table:table-cell table:style-name="ce111" office:value-type="float" office:value="147" calcext:value-type="float">
            <text:p><text:s text:c="3"/>147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39" calcext:value-type="float">
            <text:p><text:s text:c="3"/>139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18" office:value-type="float" office:value="150" calcext:value-type="float">
            <text:p><text:s text:c="3"/>15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52" calcext:value-type="float">
            <text:p><text:s text:c="3"/>152</text:p>
          </table:table-cell>
          <table:table-cell table:style-name="ce111" office:value-type="float" office:value="145" calcext:value-type="float">
            <text:p><text:s text:c="3"/>145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34" calcext:value-type="float">
            <text:p><text:s text:c="3"/>134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19" office:value-type="float" office:value="149" calcext:value-type="float">
            <text:p><text:s text:c="3"/>14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155" calcext:value-type="float">
            <text:p><text:s text:c="3"/>1,155</text:p>
          </table:table-cell>
          <table:table-cell table:style-name="ce110" office:value-type="float" office:value="1133" calcext:value-type="float">
            <text:p><text:s text:c="3"/>1,133</text:p>
          </table:table-cell>
          <table:table-cell table:style-name="ce110" office:value-type="float" office:value="22" calcext:value-type="float">
            <text:p><text:s text:c="3"/>2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092" calcext:value-type="float">
            <text:p><text:s text:c="3"/>1,092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style-name="ce123" office:value-type="float" office:value="42" calcext:value-type="float">
            <text:p><text:s text:c="3"/>42</text:p>
          </table:table-cell>
          <table:table-cell table:style-name="ce117" office:value-type="float" office:value="1146" calcext:value-type="float">
            <text:p><text:s text:c="3"/>1,146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彰化縣" calcext:value-type="string">
            <text:p><text:s/>彰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90" calcext:value-type="float">
            <text:p><text:s text:c="3"/>590</text:p>
          </table:table-cell>
          <table:table-cell table:style-name="ce111" office:value-type="float" office:value="576" calcext:value-type="float">
            <text:p><text:s text:c="3"/>576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49" calcext:value-type="float">
            <text:p><text:s text:c="3"/>549</text:p>
          </table:table-cell>
          <table:table-cell table:style-name="ce111" office:value-type="float" office:value="18" calcext:value-type="float">
            <text:p><text:s text:c="3"/>18</text:p>
          </table:table-cell>
          <table:table-cell table:style-name="ce124" office:value-type="float" office:value="23" calcext:value-type="float">
            <text:p><text:s text:c="3"/>23</text:p>
          </table:table-cell>
          <table:table-cell table:style-name="ce118" office:value-type="float" office:value="585" calcext:value-type="float">
            <text:p><text:s text:c="3"/>58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65" calcext:value-type="float">
            <text:p><text:s text:c="3"/>565</text:p>
          </table:table-cell>
          <table:table-cell table:style-name="ce111" office:value-type="float" office:value="557" calcext:value-type="float">
            <text:p><text:s text:c="3"/>557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43" calcext:value-type="float">
            <text:p><text:s text:c="3"/>54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19" office:value-type="float" office:value="561" calcext:value-type="float">
            <text:p><text:s text:c="3"/>56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94" calcext:value-type="float">
            <text:p><text:s text:c="3"/>294</text:p>
          </table:table-cell>
          <table:table-cell table:style-name="ce110" office:value-type="float" office:value="278" calcext:value-type="float">
            <text:p><text:s text:c="3"/>278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70" calcext:value-type="float">
            <text:p><text:s text:c="3"/>270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17" calcext:value-type="float">
            <text:p><text:s text:c="3"/>17</text:p>
          </table:table-cell>
          <table:table-cell table:style-name="ce117" office:value-type="float" office:value="289" calcext:value-type="float">
            <text:p><text:s text:c="3"/>28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南投縣" calcext:value-type="string">
            <text:p><text:s/>南投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37" calcext:value-type="float">
            <text:p><text:s text:c="3"/>137</text:p>
          </table:table-cell>
          <table:table-cell table:style-name="ce111" office:value-type="float" office:value="129" calcext:value-type="float">
            <text:p><text:s text:c="3"/>129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7" calcext:value-type="float">
            <text:p><text:s text:c="3"/>12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18" office:value-type="float" office:value="133" calcext:value-type="float">
            <text:p><text:s text:c="3"/>13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57" calcext:value-type="float">
            <text:p><text:s text:c="3"/>157</text:p>
          </table:table-cell>
          <table:table-cell table:style-name="ce111" office:value-type="float" office:value="149" calcext:value-type="float">
            <text:p><text:s text:c="3"/>149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43" calcext:value-type="float">
            <text:p><text:s text:c="3"/>143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19" office:value-type="float" office:value="156" calcext:value-type="float">
            <text:p><text:s text:c="3"/>156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75" calcext:value-type="float">
            <text:p><text:s text:c="3"/>375</text:p>
          </table:table-cell>
          <table:table-cell table:style-name="ce110" office:value-type="float" office:value="360" calcext:value-type="float">
            <text:p><text:s text:c="3"/>360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29" calcext:value-type="float">
            <text:p><text:s text:c="3"/>329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23" office:value-type="float" office:value="34" calcext:value-type="float">
            <text:p><text:s text:c="3"/>34</text:p>
          </table:table-cell>
          <table:table-cell table:style-name="ce117" office:value-type="float" office:value="374" calcext:value-type="float">
            <text:p><text:s text:c="3"/>374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雲林縣" calcext:value-type="string">
            <text:p><text:s/>雲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94" calcext:value-type="float">
            <text:p><text:s text:c="3"/>194</text:p>
          </table:table-cell>
          <table:table-cell table:style-name="ce111" office:value-type="float" office:value="185" calcext:value-type="float">
            <text:p><text:s text:c="3"/>185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72" calcext:value-type="float">
            <text:p><text:s text:c="3"/>17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18" office:value-type="float" office:value="194" calcext:value-type="float">
            <text:p><text:s text:c="3"/>19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81" calcext:value-type="float">
            <text:p><text:s text:c="3"/>181</text:p>
          </table:table-cell>
          <table:table-cell table:style-name="ce111" office:value-type="float" office:value="175" calcext:value-type="float">
            <text:p><text:s text:c="3"/>175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57" calcext:value-type="float">
            <text:p><text:s text:c="3"/>157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19" office:value-type="float" office:value="180" calcext:value-type="float">
            <text:p><text:s text:c="3"/>18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86" calcext:value-type="float">
            <text:p><text:s text:c="3"/>286</text:p>
          </table:table-cell>
          <table:table-cell table:style-name="ce110" office:value-type="float" office:value="278" calcext:value-type="float">
            <text:p><text:s text:c="3"/>278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66" calcext:value-type="float">
            <text:p><text:s text:c="3"/>266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14" calcext:value-type="float">
            <text:p><text:s text:c="3"/>14</text:p>
          </table:table-cell>
          <table:table-cell table:style-name="ce117" office:value-type="float" office:value="281" calcext:value-type="float">
            <text:p><text:s text:c="3"/>28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縣" calcext:value-type="string">
            <text:p><text:s/>嘉義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48" calcext:value-type="float">
            <text:p><text:s text:c="3"/>148</text:p>
          </table:table-cell>
          <table:table-cell table:style-name="ce111" office:value-type="float" office:value="143" calcext:value-type="float">
            <text:p><text:s text:c="3"/>143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41" calcext:value-type="float">
            <text:p><text:s text:c="3"/>14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144" calcext:value-type="float">
            <text:p><text:s text:c="3"/>14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8" calcext:value-type="float">
            <text:p><text:s text:c="3"/>138</text:p>
          </table:table-cell>
          <table:table-cell table:style-name="ce111" office:value-type="float" office:value="135" calcext:value-type="float">
            <text:p><text:s text:c="3"/>135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5" calcext:value-type="float">
            <text:p><text:s text:c="3"/>125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19" office:value-type="float" office:value="137" calcext:value-type="float">
            <text:p><text:s text:c="3"/>13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460" calcext:value-type="float">
            <text:p><text:s text:c="3"/>460</text:p>
          </table:table-cell>
          <table:table-cell table:style-name="ce110" office:value-type="float" office:value="435" calcext:value-type="float">
            <text:p><text:s text:c="3"/>435</text:p>
          </table:table-cell>
          <table:table-cell table:style-name="ce110" office:value-type="float" office:value="25" calcext:value-type="float">
            <text:p><text:s text:c="3"/>2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428" calcext:value-type="float">
            <text:p><text:s text:c="3"/>428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23" calcext:value-type="float">
            <text:p><text:s text:c="3"/>23</text:p>
          </table:table-cell>
          <table:table-cell table:style-name="ce117" office:value-type="float" office:value="456" calcext:value-type="float">
            <text:p><text:s text:c="3"/>456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屏東縣" calcext:value-type="string">
            <text:p><text:s/>屏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210" calcext:value-type="float">
            <text:p><text:s text:c="3"/>210</text:p>
          </table:table-cell>
          <table:table-cell table:style-name="ce111" office:value-type="float" office:value="204" calcext:value-type="float">
            <text:p><text:s text:c="3"/>204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99" calcext:value-type="float">
            <text:p><text:s text:c="3"/>199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207" calcext:value-type="float">
            <text:p><text:s text:c="3"/>20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250" calcext:value-type="float">
            <text:p><text:s text:c="3"/>250</text:p>
          </table:table-cell>
          <table:table-cell table:style-name="ce111" office:value-type="float" office:value="231" calcext:value-type="float">
            <text:p><text:s text:c="3"/>231</text:p>
          </table:table-cell>
          <table:table-cell table:style-name="ce112" office:value-type="float" office:value="19" calcext:value-type="float">
            <text:p><text:s text:c="3"/>19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229" calcext:value-type="float">
            <text:p><text:s text:c="3"/>229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19" office:value-type="float" office:value="249" calcext:value-type="float">
            <text:p><text:s text:c="3"/>24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56" calcext:value-type="float">
            <text:p><text:s text:c="3"/>156</text:p>
          </table:table-cell>
          <table:table-cell table:style-name="ce110" office:value-type="float" office:value="139" calcext:value-type="float">
            <text:p><text:s text:c="3"/>139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46" calcext:value-type="float">
            <text:p><text:s text:c="3"/>146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17" office:value-type="float" office:value="155" calcext:value-type="float">
            <text:p><text:s text:c="3"/>15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臺東縣" calcext:value-type="string">
            <text:p><text:s/>臺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77" calcext:value-type="float">
            <text:p><text:s text:c="3"/>77</text:p>
          </table:table-cell>
          <table:table-cell table:style-name="ce111" office:value-type="float" office:value="70" calcext:value-type="float">
            <text:p><text:s text:c="3"/>70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73" calcext:value-type="float">
            <text:p><text:s text:c="3"/>7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77" calcext:value-type="float">
            <text:p><text:s text:c="3"/>7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79" calcext:value-type="float">
            <text:p><text:s text:c="3"/>79</text:p>
          </table:table-cell>
          <table:table-cell table:style-name="ce111" office:value-type="float" office:value="69" calcext:value-type="float">
            <text:p><text:s text:c="3"/>69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3" calcext:value-type="float">
            <text:p><text:s text:c="3"/>7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78" calcext:value-type="float">
            <text:p><text:s text:c="3"/>78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24" calcext:value-type="float">
            <text:p><text:s text:c="3"/>224</text:p>
          </table:table-cell>
          <table:table-cell table:style-name="ce110" office:value-type="float" office:value="194" calcext:value-type="float">
            <text:p><text:s text:c="3"/>194</text:p>
          </table:table-cell>
          <table:table-cell table:style-name="ce110" office:value-type="float" office:value="30" calcext:value-type="float">
            <text:p><text:s text:c="3"/>30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18" calcext:value-type="float">
            <text:p><text:s text:c="3"/>218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17" office:value-type="float" office:value="223" calcext:value-type="float">
            <text:p><text:s text:c="3"/>22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花蓮縣" calcext:value-type="string">
            <text:p><text:s/>花蓮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15" calcext:value-type="float">
            <text:p><text:s text:c="3"/>115</text:p>
          </table:table-cell>
          <table:table-cell table:style-name="ce111" office:value-type="float" office:value="102" calcext:value-type="float">
            <text:p><text:s text:c="3"/>102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2" calcext:value-type="float">
            <text:p><text:s text:c="3"/>11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114" calcext:value-type="float">
            <text:p><text:s text:c="3"/>11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09" calcext:value-type="float">
            <text:p><text:s text:c="3"/>109</text:p>
          </table:table-cell>
          <table:table-cell table:style-name="ce111" office:value-type="float" office:value="92" calcext:value-type="float">
            <text:p><text:s text:c="3"/>92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06" calcext:value-type="float">
            <text:p><text:s text:c="3"/>10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109" calcext:value-type="float">
            <text:p><text:s text:c="3"/>10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83" calcext:value-type="float">
            <text:p><text:s text:c="3"/>83</text:p>
          </table:table-cell>
          <table:table-cell table:style-name="ce110" office:value-type="float" office:value="79" calcext:value-type="float">
            <text:p><text:s text:c="3"/>79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76" calcext:value-type="float">
            <text:p><text:s text:c="3"/>76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17" office:value-type="float" office:value="83" calcext:value-type="float">
            <text:p><text:s text:c="3"/>8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澎湖縣" calcext:value-type="string">
            <text:p><text:s/>澎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38" calcext:value-type="float">
            <text:p><text:s text:c="3"/>3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42" calcext:value-type="float">
            <text:p><text:s text:c="3"/>4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1" calcext:value-type="float">
            <text:p><text:s text:c="3"/>41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38" calcext:value-type="float">
            <text:p><text:s text:c="3"/>38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41" calcext:value-type="float">
            <text:p><text:s text:c="3"/>4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24" calcext:value-type="float">
            <text:p><text:s text:c="3"/>224</text:p>
          </table:table-cell>
          <table:table-cell table:style-name="ce110" office:value-type="float" office:value="208" calcext:value-type="float">
            <text:p><text:s text:c="3"/>208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04" calcext:value-type="float">
            <text:p><text:s text:c="3"/>204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13" calcext:value-type="float">
            <text:p><text:s text:c="3"/>13</text:p>
          </table:table-cell>
          <table:table-cell table:style-name="ce117" office:value-type="float" office:value="220" calcext:value-type="float">
            <text:p><text:s text:c="3"/>22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基隆市" calcext:value-type="string">
            <text:p><text:s/>基隆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4" calcext:value-type="float">
            <text:p><text:s text:c="3"/>124</text:p>
          </table:table-cell>
          <table:table-cell table:style-name="ce111" office:value-type="float" office:value="117" calcext:value-type="float">
            <text:p><text:s text:c="3"/>117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5" calcext:value-type="float">
            <text:p><text:s text:c="3"/>115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122" calcext:value-type="float">
            <text:p><text:s text:c="3"/>12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00" calcext:value-type="float">
            <text:p><text:s text:c="3"/>100</text:p>
          </table:table-cell>
          <table:table-cell table:style-name="ce111" office:value-type="float" office:value="91" calcext:value-type="float">
            <text:p><text:s text:c="3"/>91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89" calcext:value-type="float">
            <text:p><text:s text:c="3"/>89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98" calcext:value-type="float">
            <text:p><text:s text:c="3"/>98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56" calcext:value-type="float">
            <text:p><text:s text:c="3"/>356</text:p>
          </table:table-cell>
          <table:table-cell table:style-name="ce110" office:value-type="float" office:value="348" calcext:value-type="float">
            <text:p><text:s text:c="3"/>348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32" calcext:value-type="float">
            <text:p><text:s text:c="3"/>332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17" office:value-type="float" office:value="348" calcext:value-type="float">
            <text:p><text:s text:c="3"/>348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市" calcext:value-type="string">
            <text:p><text:s/>新竹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59" calcext:value-type="float">
            <text:p><text:s text:c="3"/>159</text:p>
          </table:table-cell>
          <table:table-cell table:style-name="ce111" office:value-type="float" office:value="155" calcext:value-type="float">
            <text:p><text:s text:c="3"/>155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48" calcext:value-type="float">
            <text:p><text:s text:c="3"/>148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18" office:value-type="float" office:value="158" calcext:value-type="float">
            <text:p><text:s text:c="3"/>15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97" calcext:value-type="float">
            <text:p><text:s text:c="3"/>197</text:p>
          </table:table-cell>
          <table:table-cell table:style-name="ce111" office:value-type="float" office:value="193" calcext:value-type="float">
            <text:p><text:s text:c="3"/>193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84" calcext:value-type="float">
            <text:p><text:s text:c="3"/>184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19" office:value-type="float" office:value="190" calcext:value-type="float">
            <text:p><text:s text:c="3"/>190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78" calcext:value-type="float">
            <text:p><text:s text:c="3"/>178</text:p>
          </table:table-cell>
          <table:table-cell table:style-name="ce110" office:value-type="float" office:value="171" calcext:value-type="float">
            <text:p><text:s text:c="3"/>171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66" calcext:value-type="float">
            <text:p><text:s text:c="3"/>166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17" office:value-type="float" office:value="178" calcext:value-type="float">
            <text:p><text:s text:c="3"/>17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市" calcext:value-type="string">
            <text:p><text:s/>嘉義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02" calcext:value-type="float">
            <text:p><text:s text:c="3"/>102</text:p>
          </table:table-cell>
          <table:table-cell table:style-name="ce111" office:value-type="float" office:value="99" calcext:value-type="float">
            <text:p><text:s text:c="3"/>99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94" calcext:value-type="float">
            <text:p><text:s text:c="3"/>94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102" calcext:value-type="float">
            <text:p><text:s text:c="3"/>10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76" calcext:value-type="float">
            <text:p><text:s text:c="3"/>76</text:p>
          </table:table-cell>
          <table:table-cell table:style-name="ce111" office:value-type="float" office:value="72" calcext:value-type="float">
            <text:p><text:s text:c="3"/>72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2" calcext:value-type="float">
            <text:p><text:s text:c="3"/>7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76" calcext:value-type="float">
            <text:p><text:s text:c="3"/>7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23" office:value-type="string" calcext:value-type="string">
            <text:p>計</text:p>
          </table:table-cell>
          <table:table-cell table:style-name="ce106" office:value-type="float" office:value="114" calcext:value-type="float">
            <text:p><text:s text:c="3"/>114</text:p>
          </table:table-cell>
          <table:table-cell table:style-name="ce106" office:value-type="float" office:value="113" calcext:value-type="float">
            <text:p><text:s text:c="3"/>11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06" calcext:value-type="float">
            <text:p><text:s text:c="3"/>106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13" office:value-type="float" office:value="112" calcext:value-type="float">
            <text:p><text:s text:c="3"/>11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福建省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53" calcext:value-type="float">
            <text:p><text:s text:c="3"/>53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14" office:value-type="float" office:value="55" calcext:value-type="float">
            <text:p><text:s text:c="3"/>5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57" calcext:value-type="float">
            <text:p><text:s text:c="3"/>57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style-name="ce116" office:value-type="float" office:value="53" calcext:value-type="float">
            <text:p><text:s text:c="3"/>5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16" office:value-type="float" office:value="57" calcext:value-type="float">
            <text:p><text:s text:c="3"/>57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02" calcext:value-type="float">
            <text:p><text:s text:c="3"/>102</text:p>
          </table:table-cell>
          <table:table-cell table:style-name="ce110" office:value-type="float" office:value="101" calcext:value-type="float">
            <text:p><text:s text:c="3"/>10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94" calcext:value-type="float">
            <text:p><text:s text:c="3"/>94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17" office:value-type="float" office:value="102" calcext:value-type="float">
            <text:p><text:s text:c="3"/>10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金門縣" calcext:value-type="string">
            <text:p><text:s/>金門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6" calcext:value-type="float">
            <text:p><text:s text:c="3"/>46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50" calcext:value-type="float">
            <text:p><text:s text:c="3"/>5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2" calcext:value-type="float">
            <text:p><text:s text:c="3"/>52</text:p>
          </table:table-cell>
          <table:table-cell table:style-name="ce111" office:value-type="float" office:value="52" calcext:value-type="float">
            <text:p><text:s text:c="3"/>52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48" calcext:value-type="float">
            <text:p><text:s text:c="3"/>48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52" calcext:value-type="float">
            <text:p><text:s text:c="3"/>5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number-columns-repeated="2" table:style-name="ce110" office:value-type="float" office:value="12" calcext:value-type="float">
            <text:p><text:s text:c="3"/>12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8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117" office:value-type="float" office:value="10" calcext:value-type="float">
            <text:p><text:s text:c="3"/>10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連江縣" calcext:value-type="string">
            <text:p><text:s/>連江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7" calcext:value-type="float">
            <text:p><text:s text:c="3"/>7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3"/>
          <table:table-cell table:style-name="ce32" office:value-type="string" calcext:value-type="string">
            <text:p>女</text:p>
          </table:table-cell>
          <table:table-cell table:number-columns-repeated="2" table:style-name="ce112" office:value-type="float" office:value="5" calcext:value-type="float">
            <text:p><text:s text:c="3"/>5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7">
          <table:table-cell table:style-name="ce20"/>
          <table:table-cell table:number-columns-repeated="4"/>
          <table:table-cell table:style-name="ce115"/>
          <table:table-cell table:style-name="ce120" table:number-columns-repeated="2"/>
          <table:table-cell table:number-columns-repeated="3"/>
          <table:table-cell table:style-name="ce130" office:value-type="string" calcext:value-type="string">
            <text:p>內政部戶政司 民國108年2月11日編製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number:text>－  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52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ichingchi</dc:creator>
    <dc:date>2017-10-03T16:17:55</dc:date>
    <meta:document-statistic meta:table-count="2" meta:cell-count="2010" meta:object-count="0"/>
    <meta:generator>LibreOffice/5.0.6.2$Linux_X86_64 LibreOffice_project/00$Build-2</meta:generator>
  </office:meta>
</office:document-meta>
</file>